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DejaVu LGC Sans Mono" svg:font-family="'DejaVu LGC Sans Mono'"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DejaVu LGC Sans" svg:font-family="'DejaVu LGC Sans'" style:font-family-generic="swiss" style:font-pitch="variable"/>
  </office:font-face-decls>
  <office:automatic-styles>
    <style:style style:name="Table1" style:family="table">
      <style:table-properties style:width="5.7597in" table:align="left" fo:keep-with-next="always"/>
    </style:style>
    <style:style style:name="Table1.A" style:family="table-column">
      <style:table-column-properties style:column-width="1.1875in"/>
    </style:style>
    <style:style style:name="Table1.B" style:family="table-column">
      <style:table-column-properties style:column-width="1.625in"/>
    </style:style>
    <style:style style:name="Table1.C" style:family="table-column">
      <style:table-column-properties style:column-width="2.9472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16" style:family="table-row">
      <style:table-row-properties style:min-row-height="0.4833in"/>
    </style:style>
    <style:style style:name="Table1.20" style:family="table-row">
      <style:table-row-properties style:min-row-height="0.0361in"/>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font-weight="bold" officeooo:paragraph-rsid="002d08e2" style:font-weight-asian="bold" style:font-weight-complex="bold"/>
    </style:style>
    <style:style style:name="P3" style:family="paragraph" style:parent-style-name="Table_20_Contents">
      <style:text-properties fo:font-style="normal" fo:font-weight="normal" style:font-style-asian="normal" style:font-weight-asian="normal" style:font-style-complex="normal" style:font-weight-complex="normal"/>
    </style:style>
    <style:style style:name="P4" style:family="paragraph" style:parent-style-name="Table_20_Contents">
      <style:text-properties officeooo:paragraph-rsid="002d08e2"/>
    </style:style>
    <style:style style:name="P5" style:family="paragraph" style:parent-style-name="Endnote">
      <style:paragraph-properties fo:margin-left="0in" fo:margin-right="0in" fo:text-indent="0in" style:auto-text-indent="false"/>
    </style:style>
    <style:style style:name="P6" style:family="paragraph" style:parent-style-name="Standard">
      <style:paragraph-properties fo:margin-left="0.5in" fo:margin-right="0in" fo:text-indent="-0.0071in" style:auto-text-indent="false">
        <style:tab-stops>
          <style:tab-stop style:position="-0.0071in"/>
        </style:tab-stops>
      </style:paragraph-properties>
    </style:style>
    <style:style style:name="P7" style:family="paragraph" style:parent-style-name="Standard">
      <style:paragraph-properties fo:text-align="start" style:justify-single-word="false"/>
    </style:style>
    <style:style style:name="P8" style:family="paragraph" style:parent-style-name="Standard">
      <style:text-properties officeooo:paragraph-rsid="0011cdc6"/>
    </style:style>
    <style:style style:name="P9" style:family="paragraph" style:parent-style-name="Standard">
      <style:text-properties officeooo:paragraph-rsid="00135067"/>
    </style:style>
    <style:style style:name="P10" style:family="paragraph" style:parent-style-name="Standard">
      <style:text-properties officeooo:paragraph-rsid="0014e159"/>
    </style:style>
    <style:style style:name="P11" style:family="paragraph" style:parent-style-name="Standard">
      <style:text-properties officeooo:paragraph-rsid="001ee8b3"/>
    </style:style>
    <style:style style:name="P12" style:family="paragraph" style:parent-style-name="Standard">
      <style:text-properties officeooo:paragraph-rsid="0022fdf8"/>
    </style:style>
    <style:style style:name="P13" style:family="paragraph" style:parent-style-name="Standard">
      <style:text-properties officeooo:paragraph-rsid="0029636d"/>
    </style:style>
    <style:style style:name="P14" style:family="paragraph" style:parent-style-name="Standard">
      <style:text-properties officeooo:paragraph-rsid="002ab177"/>
    </style:style>
    <style:style style:name="P15" style:family="paragraph" style:parent-style-name="Standard">
      <style:text-properties officeooo:rsid="0022fdf8" officeooo:paragraph-rsid="00245a06"/>
    </style:style>
    <style:style style:name="P16" style:family="paragraph" style:parent-style-name="Standard">
      <style:text-properties officeooo:paragraph-rsid="002d08e2"/>
    </style:style>
    <style:style style:name="P17" style:family="paragraph" style:parent-style-name="Document_20_SubTitle">
      <style:text-properties fo:font-size="12pt" fo:font-style="normal" officeooo:rsid="000f8fbd" officeooo:paragraph-rsid="000f8fbd" style:font-size-asian="12pt" style:font-style-asian="normal" style:font-size-complex="12pt" style:font-style-complex="normal"/>
    </style:style>
    <style:style style:name="P18" style:family="paragraph" style:parent-style-name="Standard" style:master-page-name="">
      <style:paragraph-properties style:page-number="auto" fo:keep-with-next="always"/>
    </style:style>
    <style:style style:name="P19" style:family="paragraph" style:parent-style-name="psql">
      <style:text-properties officeooo:paragraph-rsid="001ee8b3"/>
    </style:style>
    <style:style style:name="P20" style:family="paragraph" style:parent-style-name="Text_20_body">
      <style:text-properties officeooo:paragraph-rsid="0020e8bc"/>
    </style:style>
    <style:style style:name="P21" style:family="paragraph" style:parent-style-name="Footnote">
      <style:text-properties officeooo:paragraph-rsid="003be90a"/>
    </style:style>
    <style:style style:name="P22" style:family="paragraph" style:parent-style-name="Standard" style:list-style-name="List_20_1"/>
    <style:style style:name="P23" style:family="paragraph" style:parent-style-name="Standard" style:list-style-name="List_20_1">
      <style:paragraph-properties fo:margin-left="0in" fo:margin-right="0in" fo:text-indent="0in" style:auto-text-indent="false"/>
    </style:style>
    <style:style style:name="P24" style:family="paragraph" style:parent-style-name="Text_20_body">
      <style:text-properties officeooo:paragraph-rsid="00423f59"/>
    </style:style>
    <style:style style:name="P25" style:family="paragraph" style:parent-style-name="Text_20_body" style:master-page-name="">
      <style:paragraph-properties style:page-number="auto" fo:break-before="auto" fo:break-after="auto"/>
      <style:text-properties officeooo:paragraph-rsid="00423f59"/>
    </style:style>
    <style:style style:name="P26" style:family="paragraph" style:parent-style-name="Heading_20_1" style:list-style-name="Numbering_20_1"/>
    <style:style style:name="P27" style:family="paragraph">
      <loext:graphic-properties draw:fill="none"/>
      <style:paragraph-properties fo:break-before="page" fo:background-color="transparent"/>
    </style:style>
    <style:style style:name="P28" style:family="paragraph" style:parent-style-name="Heading_20_2" style:list-style-name="Numbering_20_1"/>
    <style:style style:name="P29" style:family="paragraph" style:parent-style-name="Heading_20_2" style:list-style-name="Numbering_20_1">
      <style:paragraph-properties fo:margin-left="0in" fo:margin-right="0in" fo:text-indent="0in" style:auto-text-indent="false"/>
    </style:style>
    <style:style style:name="P30" style:family="paragraph" style:parent-style-name="List_20_2_20_Start" style:list-style-name="List_20_1"/>
    <style:style style:name="P31" style:family="paragraph" style:parent-style-name="Table_20_Contents">
      <style:text-properties fo:font-size="8pt" style:font-size-asian="8pt" style:font-size-complex="8pt"/>
    </style:style>
    <style:style style:name="P32" style:family="paragraph" style:parent-style-name="Table_20_Contents">
      <style:paragraph-properties fo:text-align="end" style:justify-single-word="false"/>
      <style:text-properties fo:font-size="8pt" style:font-size-asian="8pt" style:font-size-complex="8pt"/>
    </style:style>
    <style:style style:name="P33" style:family="paragraph" style:parent-style-name="Contents_20_2">
      <style:paragraph-properties>
        <style:tab-stops>
          <style:tab-stop style:position="5.5736in" style:type="right" style:leader-style="dotted" style:leader-text="."/>
        </style:tab-stops>
      </style:paragraph-properties>
    </style:style>
    <style:style style:name="P34" style:family="paragraph" style:parent-style-name="Contents_20_1">
      <style:paragraph-properties>
        <style:tab-stops>
          <style:tab-stop style:position="5.7701in" style:type="right" style:leader-style="dotted" style:leader-text="."/>
        </style:tab-stops>
      </style:paragraph-properties>
    </style:style>
    <style:style style:name="P35" style:family="paragraph" style:parent-style-name="Document_20_Title" style:master-page-name="Standard">
      <style:paragraph-properties style:page-number="auto"/>
    </style:style>
    <style:style style:name="T1" style:family="text">
      <style:text-properties officeooo:rsid="0016363d"/>
    </style:style>
    <style:style style:name="T2" style:family="text">
      <style:text-properties fo:font-size="9pt" style:font-size-asian="9pt" style:font-size-complex="9pt"/>
    </style:style>
    <style:style style:name="T3" style:family="text">
      <style:text-properties style:font-name="DejaVu LGC Sans" style:font-name-asian="DejaVu LGC Sans" style:font-name-complex="DejaVu LGC Sans"/>
    </style:style>
    <style:style style:name="T4" style:family="text">
      <style:text-properties officeooo:rsid="000fb343"/>
    </style:style>
    <style:style style:name="T5" style:family="text">
      <style:text-properties officeooo:rsid="001194be"/>
    </style:style>
    <style:style style:name="T6" style:family="text">
      <style:text-properties officeooo:rsid="0011cdc6"/>
    </style:style>
    <style:style style:name="T7" style:family="text">
      <style:text-properties officeooo:rsid="0012d46a"/>
    </style:style>
    <style:style style:name="T8" style:family="text">
      <style:text-properties officeooo:rsid="0014e159"/>
    </style:style>
    <style:style style:name="T9" style:family="text">
      <style:text-properties officeooo:rsid="0017f487"/>
    </style:style>
    <style:style style:name="T10" style:family="text">
      <style:text-properties officeooo:rsid="00184ea4"/>
    </style:style>
    <style:style style:name="T11" style:family="text">
      <style:text-properties officeooo:rsid="001d2e40"/>
    </style:style>
    <style:style style:name="T12" style:family="text">
      <style:text-properties officeooo:rsid="001ee8b3"/>
    </style:style>
    <style:style style:name="T13" style:family="text">
      <style:text-properties officeooo:rsid="001ef7b1"/>
    </style:style>
    <style:style style:name="T14" style:family="text">
      <style:text-properties officeooo:rsid="0020e8bc"/>
    </style:style>
    <style:style style:name="T15" style:family="text">
      <style:text-properties officeooo:rsid="00211733"/>
    </style:style>
    <style:style style:name="T16" style:family="text">
      <style:text-properties officeooo:rsid="0022fdf8"/>
    </style:style>
    <style:style style:name="T17" style:family="text">
      <style:text-properties officeooo:rsid="00245a06"/>
    </style:style>
    <style:style style:name="T18" style:family="text">
      <style:text-properties officeooo:rsid="00254cdc"/>
    </style:style>
    <style:style style:name="T19" style:family="text">
      <style:text-properties officeooo:rsid="00281742"/>
    </style:style>
    <style:style style:name="T20" style:family="text">
      <style:text-properties officeooo:rsid="0029636d"/>
    </style:style>
    <style:style style:name="T21" style:family="text">
      <style:text-properties officeooo:rsid="002b40fa"/>
    </style:style>
    <style:style style:name="T22" style:family="text">
      <style:text-properties officeooo:rsid="004f91d7"/>
    </style:style>
    <style:style style:name="T23" style:family="text">
      <style:text-properties officeooo:rsid="002d08e2"/>
    </style:style>
    <style:style style:name="T24" style:family="text">
      <style:text-properties officeooo:rsid="00333c08"/>
    </style:style>
    <style:style style:name="T25" style:family="text">
      <style:text-properties officeooo:rsid="0037bcb1"/>
    </style:style>
    <style:style style:name="T26" style:family="text">
      <style:text-properties officeooo:rsid="0039b971"/>
    </style:style>
    <style:style style:name="T27" style:family="text">
      <style:text-properties officeooo:rsid="003be90a"/>
    </style:style>
    <style:style style:name="T28" style:family="text">
      <style:text-properties officeooo:rsid="0041e69f"/>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A <text:span text:style-name="T4">Database </text:span>Schema <text:span text:style-name="T4">For the </text:span>Representation of J<text:span text:style-name="T4">M</text:span>dict <text:span text:style-name="T4">Data</text:span></text:p>
      <text:p text:style-name="P17">by Stuart McGraw &lt;jmdictdb@mtneva.com&gt;</text:p>
      <text:p text:style-name="Standard">This note describes how JMdict data[<text:note text:id="ftn1" text:note-class="endnote"><text:note-citation>1</text:note-citation><text:note-body><text:p text:style-name="P5"><text:a xlink:type="simple" xlink:href="http://www.jb.something/" text:style-name="Internet_20_link" text:visited-style-name="Visited_20_Internet_20_Link"><text:s/></text:a><text:a xlink:type="simple" xlink:href="http://www.jb.something/" text:style-name="Internet_20_link" text:visited-style-name="Visited_20_Internet_20_Link"><text:span text:style-name="T28"><text:s/></text:span></text:a><text:a xlink:type="simple" xlink:href="http://www.jb.something/" text:style-name="Internet_20_link" text:visited-style-name="Visited_20_Internet_20_Link">http://www.csse.monash.edu.au/~jwb/edict_doc.html</text:a></text:p></text:note-body></text:note>] is represented in the database developed for the JMdictDB project[<text:note text:id="ftn2" text:note-class="endnote"><text:note-citation>2</text:note-citation><text:note-body><text:p text:style-name="Endnote"><text:span text:style-name="T28"><text:s/></text:span><text:a xlink:type="simple" xlink:href="http://www.edrdg.org/~smg/" text:style-name="Internet_20_link" text:visited-style-name="Visited_20_Internet_20_Link">http://www.edrdg.org/~smg/</text:a></text:p></text:note-body></text:note>]. It assumes <text:span text:style-name="T4">the reader</text:span> understand<text:span text:style-name="T4">s</text:span> how JMdict data is represented in the JMdict XML file[<text:note text:id="ftn3" text:note-class="endnote"><text:note-citation>3</text:note-citation><text:note-body><text:p text:style-name="Endnote"><text:span text:style-name="T28"><text:s/></text:span>The JMdict file is available in two forms: an English-only gloss version (<text:a xlink:type="simple" xlink:href="ftp://ftp.cc.monash.edu.au/pub/nihongo/JMdict_e.gz" text:style-name="Internet_20_link" text:visited-style-name="Visited_20_Internet_20_Link">ftp://ftp.cc.monash.edu.au/pub/nihongo/JMdict_e.gz</text:a>), and a multi-lingual gloss version (<text:a xlink:type="simple" xlink:href="ftp://ftp.cc.monash.edu.au/pub/nihongo/JMdict.gz" text:style-name="Internet_20_link" text:visited-style-name="Visited_20_Internet_20_Link">ftp://ftp.cc.monash.edu.au/pub/nihongo/JMdict.gz</text:a> ) that is a superset of the English-only version. <text:s/>The JMdict database schema and tools support both versions. <text:s/>However, the non-English glosses in the multi-lingual version were merged in from other non-JMdict project files and the integration leaves something to be desired so most of the JMdictDB development work uses the English-only version.</text:p></text:note-body></text:note>] and the basics of relational database design.</text:p>
      <text:p text:style-name="P12">Source code to create, load, and access a JMdict database is available at the JMdictDB project website[<text:note text:id="ftn4" text:note-class="endnote"><text:note-citation>4</text:note-citation><text:note-body><text:p text:style-name="Endnote"><text:span text:style-name="T28"><text:s/></text:span><text:a xlink:type="simple" xlink:href="http://www.edrdg.org/~smg/" text:style-name="Internet_20_link" text:visited-style-name="Visited_20_Internet_20_Link">http://www.edrdg.org/~smg/</text:a>. <text:s/>The JMdictDB source code licensed under the GPL and is available for download at this URL.</text:p></text:note-body></text:note>]. <text:s/>The current implementation uses Postgresql[<text:note text:id="ftn5" text:note-class="endnote"><text:note-citation>5</text:note-citation><text:note-body><text:p text:style-name="Endnote"><text:span text:style-name="T28"><text:s/></text:span><text:a xlink:type="simple" xlink:href="http://www.edrdg.org/~smg/" text:style-name="Internet_20_link" text:visited-style-name="Visited_20_Internet_20_Link">http://www.postgresql.org/</text:a><text:span text:style-name="T17">. <text:s/>At time of writing, JMdictDB uses version 10.</text:span></text:p></text:note-body></text:note>]<text:span text:style-name="T14"> and </text:span>the schema <text:span text:style-name="T15">makes use of many Postregsql specific features.</text:span></text:p>
      <text:p text:style-name="P12">The scripts that create the database (and are thus the ultimate authority regarding the schema) are available in the source code distribution in directory <text:span text:style-name="FileName"><text:span text:style-name="T14">db</text:span></text:span><text:span text:style-name="FileName">/</text:span>. <text:s text:c="2"/>The tables described in this document are <text:span text:style-name="T14">defined</text:span> in <text:span text:style-name="FileName"><text:span text:style-name="T14">entrobjs</text:span></text:span><text:span text:style-name="FileName">.sql</text:span><text:span text:style-name="T11">; it contains many comments and replaces the annotated schema that was part of earlier versions of this document. <text:s/>Additionally </text:span><text:span text:style-name="FileName"><text:span text:style-name="T11">mktables.sql</text:span></text:span><text:span text:style-name="T11"> defines a number of supporting tables and other objects. <text:s/></text:span><text:span text:style-name="FileName"><text:span text:style-name="T11">mkviews.sql</text:span></text:span><text:span text:style-name="T11"> defines views that the JMdictDB code accesses like tables.</text:span></text:p>
      <text:p text:style-name="P12">A relationship diagram of the <text:span text:style-name="T17">core schema tables</text:span> is available in the file <text:span text:style-name="FileName">schema.png</text:span>[<text:note text:id="ftn6" text:note-class="endnote"><text:note-citation>6</text:note-citation><text:note-body><text:p text:style-name="Endnote"><text:span text:style-name="T28"><text:s/></text:span>The schema.png file is distributed with the JMdictDB source code, or at <text:a xlink:type="simple" xlink:href="http://www.edrdg.org/~smg/" text:style-name="Internet_20_link" text:visited-style-name="Visited_20_Internet_20_Link">http://www.edrdg.org/~smg/jmdict/schema.png</text:a></text:p></text:note-body></text:note>].</text:p>
      <text:p text:style-name="P15">This document focuses on the core schema objects that support the representation of JMdict and JMnedict XML. <text:s text:c="2"/>The schema also contains tables and other objects for ancillary purposes such as verb/adjective conjugation, representation of the contents of the Kanjidic2 XML and Examples data files, etc., but they are not described here at presen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style-name="Bullet_20_Symbols"/>
            <text:index-entry-text/>
            <text:index-entry-link-end/>
            <text:index-entry-tab-stop style:type="right" style:leader-char="."/>
            <text:index-entry-page-number/>
          </text:table-of-content-entry-template>
          <text:table-of-content-entry-template text:outline-level="4" text:style-name="Contents_20_4">
            <text:index-entry-chapter text:style-name="Bullet_20_Symbols"/>
            <text:index-entry-text/>
            <text:index-entry-tab-stop style:type="right" style:leader-char="."/>
            <text:index-entry-page-number/>
          </text:table-of-content-entry-template>
          <text:table-of-content-entry-template text:outline-level="5" text:style-name="Contents_20_5">
            <text:index-entry-chapter text:style-name="Bullet_20_Symbols"/>
            <text:index-entry-text/>
            <text:index-entry-tab-stop style:type="right" style:leader-char="."/>
            <text:index-entry-page-number/>
          </text:table-of-content-entry-template>
          <text:table-of-content-entry-template text:outline-level="6" text:style-name="Contents_20_6">
            <text:index-entry-chapter text:style-name="Bullet_20_Symbols"/>
            <text:index-entry-text/>
            <text:index-entry-tab-stop style:type="right" style:leader-char="."/>
            <text:index-entry-page-number/>
          </text:table-of-content-entry-template>
          <text:table-of-content-entry-template text:outline-level="7" text:style-name="Contents_20_7">
            <text:index-entry-chapter text:style-name="Bullet_20_Symbols"/>
            <text:index-entry-text/>
            <text:index-entry-tab-stop style:type="right" style:leader-char="."/>
            <text:index-entry-page-number/>
          </text:table-of-content-entry-template>
          <text:table-of-content-entry-template text:outline-level="8" text:style-name="Contents_20_8">
            <text:index-entry-chapter text:style-name="Bullet_20_Symbols"/>
            <text:index-entry-text/>
            <text:index-entry-tab-stop style:type="right" style:leader-char="."/>
            <text:index-entry-page-number/>
          </text:table-of-content-entry-template>
          <text:table-of-content-entry-template text:outline-level="9" text:style-name="Contents_20_9">
            <text:index-entry-chapter text:style-name="Bullet_20_Symbols"/>
            <text:index-entry-text/>
            <text:index-entry-tab-stop style:type="right" style:leader-char="."/>
            <text:index-entry-page-number/>
          </text:table-of-content-entry-template>
          <text:table-of-content-entry-template text:outline-level="10" text:style-name="Contents_20_10">
            <text:index-entry-chapter text:style-name="Bullet_20_Symbols"/>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_Toc4286_2292779837" text:style-name="Index_20_Link" text:visited-style-name="Index_20_Link">1. <text:s/>Schema Description</text:a><text:tab/>3</text:p>
          <text:p text:style-name="P33"><text:a xlink:type="simple" xlink:href="#__RefHeading___Toc4288_2292779837" text:style-name="Index_20_Link" text:visited-style-name="Index_20_Link">1.1. Parent/Child Tables and Primary/Foreign keys.</text:a><text:tab/>3</text:p>
          <text:p text:style-name="P33"><text:a xlink:type="simple" xlink:href="#__RefHeading___Toc4290_2292779837" text:style-name="Index_20_Link" text:visited-style-name="Index_20_Link">1.2. Keyword Tables</text:a><text:tab/>5</text:p>
          <text:p text:style-name="P33"><text:a xlink:type="simple" xlink:href="#__RefHeading___Toc4292_2292779837" text:style-name="Index_20_Link" text:visited-style-name="Index_20_Link">1.3. Keyword Lists</text:a><text:tab/>6</text:p>
          <text:p text:style-name="P33"><text:a xlink:type="simple" xlink:href="#__RefHeading___Toc4294_2292779837" text:style-name="Index_20_Link" text:visited-style-name="Index_20_Link">1.4. Restrictions: restr, stagr, stagk</text:a><text:tab/>6</text:p>
          <text:p text:style-name="P33"><text:a xlink:type="simple" xlink:href="#__RefHeading___Toc4296_2292779837" text:style-name="Index_20_Link" text:visited-style-name="Index_20_Link">1.5. Frequency of Use: ke_pri, re_pri</text:a><text:tab/>7</text:p>
          <text:p text:style-name="P33"><text:a xlink:type="simple" xlink:href="#__RefHeading___Toc4298_2292779837" text:style-name="Index_20_Link" text:visited-style-name="Index_20_Link">1.6. Cross-references: xref</text:a><text:tab/>7</text:p>
          <text:p text:style-name="P33"><text:a xlink:type="simple" xlink:href="#__RefHeading___Toc4300_2292779837" text:style-name="Index_20_Link" text:visited-style-name="Index_20_Link">1.7. Unresolved cross-references: xresolv</text:a><text:tab/>8</text:p>
          <text:p text:style-name="P33"><text:a xlink:type="simple" xlink:href="#__RefHeading___Toc4302_2292779837" text:style-name="Index_20_Link" text:visited-style-name="Index_20_Link">1.8. Corpora and Sequence Numbers</text:a><text:tab/>8</text:p>
          <text:p text:style-name="P33"><text:a xlink:type="simple" xlink:href="#__RefHeading___Toc4304_2292779837" text:style-name="Index_20_Link" text:visited-style-name="Index_20_Link">1.9. XML Round-tripping</text:a><text:tab/>8</text:p>
          <text:p text:style-name="P34"><text:a xlink:type="simple" xlink:href="#__RefHeading___Toc4306_2292779837" text:style-name="Index_20_Link" text:visited-style-name="Index_20_Link">2. <text:s/>An Example Entry</text:a><text:tab/>11</text:p>
          <text:p text:style-name="P34"><text:a xlink:type="simple" xlink:href="#__RefHeading___Toc4308_2292779837" text:style-name="Index_20_Link" text:visited-style-name="Index_20_Link">3. Using SQL</text:a><text:tab/>15</text:p>
          <text:p text:style-name="P33"><text:a xlink:type="simple" xlink:href="#__RefHeading___Toc4310_2292779837" text:style-name="Index_20_Link" text:visited-style-name="Index_20_Link">3.1. Retrieving an Entry's Data</text:a><text:tab/>15</text:p>
          <text:p text:style-name="P33"><text:a xlink:type="simple" xlink:href="#__RefHeading___Toc4312_2292779837" text:style-name="Index_20_Link" text:visited-style-name="Index_20_Link">3.2. Finding Entries</text:a><text:tab/>16</text:p>
          <text:p text:style-name="P33"><text:a xlink:type="simple" xlink:href="#__RefHeading___Toc4314_2292779837" text:style-name="Index_20_Link" text:visited-style-name="Index_20_Link">3.3. Views</text:a><text:tab/>17</text:p>
          <text:p text:style-name="P33"><text:a xlink:type="simple" xlink:href="#__RefHeading___Toc4316_2292779837" text:style-name="Index_20_Link" text:visited-style-name="Index_20_Link">3.4. More details</text:a><text:tab/>17</text:p>
          <text:p text:style-name="P34"><text:a xlink:type="simple" xlink:href="#__RefHeading___Toc10513_1035323594" text:style-name="Index_20_Link" text:visited-style-name="Index_20_Link"><text:s text:c="2"/>Notes</text:a><text:tab/>18</text:p>
        </text:index-body>
      </text:table-of-content>
      <text:p text:style-name="Standard"><text:soft-page-break/></text:p>
      <text:list xml:id="list3455048794" text:style-name="Numbering_20_1">
        <text:list-item>
          <text:h text:style-name="P26" text:outline-level="1"><text:bookmark-start text:name="__RefHeading___Toc4286_2292779837"/><text:s/><text:span text:style-name="T24">Schema Description</text:span><text:bookmark-end text:name="__RefHeading___Toc4286_2292779837"/></text:h>
        </text:list-item>
      </text:list>
      <text:p text:style-name="Standard">Roug<text:span text:style-name="T16">h</text:span>ly, each element type in the JMdict XML is modeled by a separate table in the database. <text:s/>The hierarchical structure of the XML is mirrored by the tables being linked in parent-child relationships using foreign keys in child tables that refer to the primary keys of parent tables. <text:s/>Table <text:span text:style-name="tblname">entr</text:span> is at the top of the hierarchy and each row in <text:span text:style-name="tblname">entr</text:span> corresponds to an &lt;entry&gt; element in the JMdict XML. <text:s/></text:p>
      <text:p text:style-name="Standard">The correspondence of tables and JMdict XML elements is not absolute however; in some cases where no more than one sub-element is possible, the sub-element's information may be contained in a column of the table corresponding to the containing element. <text:s/>In some cases the JMdict XML semantics have been modified to better fit relational data semantics, or to allow more representational capabilities.</text:p>
      <text:list xml:id="list113330629674772" text:continue-numbering="true" text:style-name="Numbering_20_1">
        <text:list-item>
          <text:list>
            <text:list-item>
              <text:h text:style-name="P29" text:outline-level="2"><text:bookmark-start text:name="__RefHeading___Toc4288_2292779837"/>Parent/Child Tables and Primary/Foreign keys.<text:bookmark-end text:name="__RefHeading___Toc4288_2292779837"/></text:h>
            </text:list-item>
          </text:list>
        </text:list-item>
      </text:list>
      <text:p text:style-name="Standard">Each JMdict entry is represented by a row in table <text:span text:style-name="tblname">entr</text:span> and each row has a integer field <text:span text:style-name="colname">id</text:span> containing an arbitrary but unique integer that identifies the row (and the entry). Each <text:span text:style-name="tblname">entr</text:span> row contains some information about its entry, but most of the entry's information (for example readings or senses) is in other tables connected to the <text:span text:style-name="tblname">entr</text:span> table by primary key / foreign key relationships.</text:p>
      <text:p text:style-name="Standard">Each of these "child" tables has a column <text:span text:style-name="colname">entr</text:span> that is a foreign key to the primary key column <text:span text:style-name="colname">id</text:span> in their parent table, <text:span text:style-name="tblname">entr</text:span> (abbreviated <text:span text:style-name="colname">entr.id</text:span>). <text:s/>It is primary key / foreign key relations like this that tie together all the information for a single entry even though that information is distributed over multiple tables. In addition, the child tables of <text:span text:style-name="tblname">entr</text:span> have another column, usually given the same name as the table itself, whose value is a small integer that serves to both disambiguate the child table's rows within the entry, and to order them. Thus, the table <text:span text:style-name="tblname">sens</text:span> has two columns, <text:span text:style-name="colname">entr</text:span>, and <text:span text:style-name="colname">sens</text:span>, and all rows representing senses of a given entry will have the same value in the <text:span text:style-name="colname">entr</text:span> field, and values like 1, 2, 3, etc, in the <text:span text:style-name="colname">sens</text:span> field. The <text:span text:style-name="colname">entr</text:span> and <text:span text:style-name="colname">sens</text:span> columns together form the primary key of the <text:span text:style-name="tblname">sens</text:span> table.</text:p>
      <text:p text:style-name="Standard">Some of the child tables in turn have their own child tables. The table <text:span text:style-name="tblname">gloss</text:span> is a child table of <text:span text:style-name="tblname">sens</text:span>. It has columns <text:span text:style-name="colname">entr</text:span> and <text:span text:style-name="colname">sens</text:span> which relate its rows to particular senses in table <text:span text:style-name="tblname">sens</text:span>, and a column <text:span text:style-name="colname">gloss</text:span> to disambiguate and order the glosses within each sense. The table's primary key consists of the columns <text:span text:style-name="colname">entr</text:span>, <text:span text:style-name="colname">sens</text:span>, <text:span text:style-name="colname">gloss</text:span>.</text:p>
      <text:p text:style-name="Standard">The <text:span text:style-name="colname">entr.id</text:span> numbers are used by the database to connect rows to related rows in other tables. <text:s/>They can change over time and will probably be different in different database instances, and thus should never be saved outside the database as row identifiers.</text:p>
      <text:p text:style-name="Standard">The following table shows the database tables as a hierarchy with parent-child relationships denoted by indentation of the table names</text:p>
      <text:p text:style-name="P18"><text:soft-page-break/>Table 1: Entr database tables hierarchy</text:p>
      <table:table table:name="Table1" table:style-name="Table1">
        <table:table-column table:style-name="Table1.A"/>
        <table:table-column table:style-name="Table1.B"/>
        <table:table-column table:style-name="Table1.C"/>
        <table:table-row>
          <table:table-cell table:style-name="Table1.A1" office:value-type="string">
            <text:p text:style-name="P1">Database table name</text:p>
          </table:table-cell>
          <table:table-cell table:style-name="Table1.A1" office:value-type="string">
            <text:p text:style-name="P1">JMdict XML element</text:p>
          </table:table-cell>
          <table:table-cell table:style-name="Table1.C1" office:value-type="string">
            <text:p text:style-name="P1">Information</text:p>
          </table:table-cell>
        </table:table-row>
        <table:table-row>
          <table:table-cell table:style-name="Table1.A2" office:value-type="string">
            <text:p text:style-name="P1">entr</text:p>
          </table:table-cell>
          <table:table-cell table:style-name="Table1.A2" office:value-type="string">
            <text:p text:style-name="Table_20_Contents">&lt;entr&gt;</text:p>
          </table:table-cell>
          <table:table-cell table:style-name="Table1.C2" office:value-type="string">
            <text:p text:style-name="Table_20_Contents">Entries</text:p>
          </table:table-cell>
        </table:table-row>
        <table:table-row>
          <table:table-cell table:style-name="Table1.A2" office:value-type="string">
            <text:p text:style-name="P1">    hist</text:p>
          </table:table-cell>
          <table:table-cell table:style-name="Table1.A2" office:value-type="string">
            <text:p text:style-name="Table_20_Contents">&lt;audit&gt;</text:p>
          </table:table-cell>
          <table:table-cell table:style-name="Table1.C2" office:value-type="string">
            <text:p text:style-name="Table_20_Contents">Entry change history</text:p>
          </table:table-cell>
        </table:table-row>
        <table:table-row>
          <table:table-cell table:style-name="Table1.A2" office:value-type="string">
            <text:p text:style-name="P1">    kanj</text:p>
          </table:table-cell>
          <table:table-cell table:style-name="Table1.A2" office:value-type="string">
            <text:p text:style-name="Table_20_Contents">&lt;ke_ele&gt;, &lt;keb&gt;</text:p>
          </table:table-cell>
          <table:table-cell table:style-name="Table1.C2" office:value-type="string">
            <text:p text:style-name="Table_20_Contents">Kanji text</text:p>
          </table:table-cell>
        </table:table-row>
        <table:table-row>
          <table:table-cell table:style-name="Table1.A2" office:value-type="string">
            <text:p text:style-name="P1">        kinf</text:p>
          </table:table-cell>
          <table:table-cell table:style-name="Table1.A2" office:value-type="string">
            <text:p text:style-name="Table_20_Contents">&lt;ke_inf&gt;</text:p>
          </table:table-cell>
          <table:table-cell table:style-name="Table1.C2" office:value-type="string">
            <text:p text:style-name="Table_20_Contents">Kanji supplementary info</text:p>
          </table:table-cell>
        </table:table-row>
        <table:table-row>
          <table:table-cell table:style-name="Table1.A2" office:value-type="string">
            <text:p text:style-name="P1">    rdng</text:p>
          </table:table-cell>
          <table:table-cell table:style-name="Table1.A2" office:value-type="string">
            <text:p text:style-name="Table_20_Contents">&lt;re_ele&gt;, &lt;reb&gt;</text:p>
          </table:table-cell>
          <table:table-cell table:style-name="Table1.C2" office:value-type="string">
            <text:p text:style-name="Table_20_Contents">Reading (kana) text</text:p>
          </table:table-cell>
        </table:table-row>
        <table:table-row>
          <table:table-cell table:style-name="Table1.A2" office:value-type="string">
            <text:p text:style-name="P1">        rinf</text:p>
          </table:table-cell>
          <table:table-cell table:style-name="Table1.A2" office:value-type="string">
            <text:p text:style-name="Table_20_Contents">&lt;re_inf&gt;</text:p>
          </table:table-cell>
          <table:table-cell table:style-name="Table1.C2" office:value-type="string">
            <text:p text:style-name="Table_20_Contents">Reading supplementary info</text:p>
          </table:table-cell>
        </table:table-row>
        <table:table-row>
          <table:table-cell table:style-name="Table1.A2" office:value-type="string">
            <text:p text:style-name="P1">    sens</text:p>
          </table:table-cell>
          <table:table-cell table:style-name="Table1.A2" office:value-type="string">
            <text:p text:style-name="Table_20_Contents">&lt;sense&gt;, &lt;s_info&gt;</text:p>
          </table:table-cell>
          <table:table-cell table:style-name="Table1.C2" office:value-type="string">
            <text:p text:style-name="Table_20_Contents">Sense </text:p>
          </table:table-cell>
        </table:table-row>
        <table:table-row>
          <table:table-cell table:style-name="Table1.A2" office:value-type="string">
            <text:p text:style-name="P1">        pos</text:p>
          </table:table-cell>
          <table:table-cell table:style-name="Table1.A2" office:value-type="string">
            <text:p text:style-name="Table_20_Contents">&lt;pos&gt;</text:p>
          </table:table-cell>
          <table:table-cell table:style-name="Table1.C2" office:value-type="string">
            <text:p text:style-name="Table_20_Contents">Part-of speech</text:p>
          </table:table-cell>
        </table:table-row>
        <table:table-row>
          <table:table-cell table:style-name="Table1.A2" office:value-type="string">
            <text:p text:style-name="P1">        misc</text:p>
          </table:table-cell>
          <table:table-cell table:style-name="Table1.A2" office:value-type="string">
            <text:p text:style-name="Table_20_Contents">&lt;misc&gt;</text:p>
          </table:table-cell>
          <table:table-cell table:style-name="Table1.C2" office:value-type="string">
            <text:p text:style-name="Table_20_Contents">Misc. sense info</text:p>
          </table:table-cell>
        </table:table-row>
        <table:table-row>
          <table:table-cell table:style-name="Table1.A2" office:value-type="string">
            <text:p text:style-name="P1">        fld</text:p>
          </table:table-cell>
          <table:table-cell table:style-name="Table1.A2" office:value-type="string">
            <text:p text:style-name="Table_20_Contents">&lt;field&gt;</text:p>
          </table:table-cell>
          <table:table-cell table:style-name="Table1.C2" office:value-type="string">
            <text:p text:style-name="Table_20_Contents">Field of use</text:p>
          </table:table-cell>
        </table:table-row>
        <table:table-row>
          <table:table-cell table:style-name="Table1.A2" office:value-type="string">
            <text:p text:style-name="P1">        gloss<text:span text:style-name="T26">[</text:span><text:span text:style-name="T26"><text:note text:id="ftn7" text:note-class="endnote"><text:note-citation>7</text:note-citation><text:note-body><text:p text:style-name="Endnote"><text:span text:style-name="T28"><text:s/></text:span>The name “gloss” for this table is a misnomer but it is too much work to change at this point.  In addition to glosses it contains several types of non-gloss translational entities such as literal and explanational translations.  The ginf column value indicates the type of translational entity in each row.</text:p></text:note-body></text:note></text:span><text:span text:style-name="T26">]</text:span></text:p>
          </table:table-cell>
          <table:table-cell table:style-name="Table1.A2" office:value-type="string">
            <text:p text:style-name="Table_20_Contents">&lt;gloss&gt;</text:p>
          </table:table-cell>
          <table:table-cell table:style-name="Table1.C2" office:value-type="string">
            <text:p text:style-name="Table_20_Contents">English and other language translations</text:p>
          </table:table-cell>
        </table:table-row>
        <table:table-row>
          <table:table-cell table:style-name="Table1.A2" office:value-type="string">
            <text:p text:style-name="P1">        dial</text:p>
          </table:table-cell>
          <table:table-cell table:style-name="Table1.A2" office:value-type="string">
            <text:p text:style-name="Table_20_Contents">&lt;dial&gt;</text:p>
          </table:table-cell>
          <table:table-cell table:style-name="Table1.C2" office:value-type="string">
            <text:p text:style-name="Table_20_Contents">Dialect</text:p>
          </table:table-cell>
        </table:table-row>
        <table:table-row>
          <table:table-cell table:style-name="Table1.A2" office:value-type="string">
            <text:p text:style-name="P1">        lsrc</text:p>
          </table:table-cell>
          <table:table-cell table:style-name="Table1.A2" office:value-type="string">
            <text:p text:style-name="Table_20_Contents">&lt;lsource&gt;</text:p>
          </table:table-cell>
          <table:table-cell table:style-name="Table1.C2" office:value-type="string">
            <text:p text:style-name="Table_20_Contents">Source language and word</text:p>
          </table:table-cell>
        </table:table-row>
        <table:table-row>
          <table:table-cell table:style-name="Table1.A2" office:value-type="string">
            <text:p text:style-name="P2">        xr<text:span text:style-name="T23">esolv</text:span></text:p>
          </table:table-cell>
          <table:table-cell table:style-name="Table1.A2" office:value-type="string">
            <text:p text:style-name="P4">&lt;xref&gt;, &lt;ant&gt;</text:p>
          </table:table-cell>
          <table:table-cell table:style-name="Table1.C2" office:value-type="string">
            <text:p text:style-name="P16"><text:span text:style-name="T23">Unresolved c</text:span>ross-references to other entries.</text:p>
          </table:table-cell>
        </table:table-row>
        <table:table-row table:style-name="Table1.16">
          <table:table-cell table:style-name="Table1.C2" table:number-columns-spanned="3" office:value-type="string">
            <text:p text:style-name="Table_20_Contents">There are some tables that have two parents and thus don't fit neatly into the hierarchical picture above:</text:p>
          </table:table-cell>
          <table:covered-table-cell/>
          <table:covered-table-cell/>
        </table:table-row>
        <table:table-row>
          <table:table-cell table:style-name="Table1.A2" office:value-type="string">
            <text:p text:style-name="P1">        restr</text:p>
          </table:table-cell>
          <table:table-cell table:style-name="Table1.A2" office:value-type="string">
            <text:p text:style-name="P3">&lt;restr&gt;</text:p>
          </table:table-cell>
          <table:table-cell table:style-name="Table1.C2" office:value-type="string">
            <text:p text:style-name="P3">Invalid reading-kanji pairs. [parents: (<text:span text:style-name="tblname">rdng</text:span>, <text:span text:style-name="tblname">kanj</text:span>)]</text:p>
          </table:table-cell>
        </table:table-row>
        <table:table-row>
          <table:table-cell table:style-name="Table1.A2" office:value-type="string">
            <text:p text:style-name="P1">        stagr</text:p>
          </table:table-cell>
          <table:table-cell table:style-name="Table1.A2" office:value-type="string">
            <text:p text:style-name="Table_20_Contents">&lt;stagr&gt;</text:p>
          </table:table-cell>
          <table:table-cell table:style-name="Table1.C2" office:value-type="string">
            <text:p text:style-name="Table_20_Contents">Invalid sense-reading pairs. [parents: (<text:span text:style-name="tblname">sens</text:span>, <text:span text:style-name="tblname">rdng</text:span>)]</text:p>
          </table:table-cell>
        </table:table-row>
        <table:table-row>
          <table:table-cell table:style-name="Table1.A2" office:value-type="string">
            <text:p text:style-name="P1">        stagk</text:p>
          </table:table-cell>
          <table:table-cell table:style-name="Table1.A2" office:value-type="string">
            <text:p text:style-name="Table_20_Contents">&lt;stagk&gt;</text:p>
          </table:table-cell>
          <table:table-cell table:style-name="Table1.C2" office:value-type="string">
            <text:p text:style-name="Standard">Invalid sens-kanji pairs. [parents: (<text:span text:style-name="tblname">sens</text:span>, <text:span text:style-name="tblname">kanj</text:span>)]</text:p>
          </table:table-cell>
        </table:table-row>
        <table:table-row table:style-name="Table1.20">
          <table:table-cell table:style-name="Table1.A2" office:value-type="string">
            <text:p text:style-name="P1">        freq</text:p>
          </table:table-cell>
          <table:table-cell table:style-name="Table1.A2" office:value-type="string">
            <text:p text:style-name="Table_20_Contents">&lt;re_pri&gt;, &lt;ke_pri&gt;</text:p>
          </table:table-cell>
          <table:table-cell table:style-name="Table1.C2" office:value-type="string">
            <text:p text:style-name="Standard">Frequency-of-use info for reading<text:span text:style-name="T22"> and </text:span>kanji<text:span text:style-name="T22"> elements</text:span>. [parents: (<text:span text:style-name="tblname">rdng</text:span>, <text:span text:style-name="tblname">kanj</text:span>)]</text:p>
          </table:table-cell>
        </table:table-row>
        <text:soft-page-break/>
        <table:table-row>
          <table:table-cell table:style-name="Table1.A2" office:value-type="string">
            <text:p text:style-name="P1">        xref</text:p>
          </table:table-cell>
          <table:table-cell table:style-name="Table1.A2" office:value-type="string">
            <text:p text:style-name="Table_20_Contents">&lt;xref&gt;, &lt;ant&gt;</text:p>
          </table:table-cell>
          <table:table-cell table:style-name="Table1.C2" office:value-type="string">
            <text:p text:style-name="Standard">Cross-references to other entries. [parents: (<text:span text:style-name="tblname">sens</text:span>, <text:span text:style-name="tblname">sens</text:span>)]</text:p>
          </table:table-cell>
        </table:table-row>
      </table:table>
      <text:p text:style-name="Table"/>
      <text:p text:style-name="Standard">The table <text:span text:style-name="tblname">xref</text:span> has two parents, both senses. The first is the sense the cross-reference is from, and the second, the sense (in a different entry) the cross-reference is to. Because the senses exist in different entries, the <text:span text:style-name="tblname">xref</text:span> table uses the columns (<text:span text:style-name="colname">entr</text:span>,<text:span text:style-name="colname">sens</text:span>,<text:span text:style-name="colname">xentr</text:span>,<text:span text:style-name="colname">xsens</text:span>) to form the foreign keys (<text:span text:style-name="colname">entr,sens</text:span>) and (<text:span text:style-name="colname">xentr,xsens</text:span>) for the "from" and "to" senses respectively.</text:p>
      <text:list xml:id="list113329910398365" text:continue-numbering="true" text:style-name="Numbering_20_1">
        <text:list-item>
          <text:list>
            <text:list-item>
              <text:h text:style-name="P29" text:outline-level="2"><text:bookmark-start text:name="__RefHeading___Toc4290_2292779837"/>Keyword Tables<text:bookmark-end text:name="__RefHeading___Toc4290_2292779837"/></text:h>
            </text:list-item>
          </text:list>
        </text:list-item>
      </text:list>
      <text:p text:style-name="Standard">In the JMdict XML file, XML entities and abbreviations are used to encode reoccurring text strings. For example the entity "&amp;io;" stands for its longer form, "irregular okurigana usage".</text:p>
      <text:p text:style-name="Standard">In the database, small integers are used for this purpose. <text:s/>Each set of related keywords is placed in its own table, and other tables that need to refer to a keyword store the appropriate id number. The keyword tables are all named with the prefix "kw" and we sometimes collectively refer to them as "the kw* tables". (Such tables are also sometimes called "lookup tables" in database literature.) <text:s/>We also use the words “keyword” and “tag” somewhat interchangeably, although the former tends to occur in the context of the database, and the latter in the context of the JMdict XML.</text:p>
      <text:p text:style-name="Standard">Here are the contents of the <text:span text:style-name="tblname">kwkinf</text:span> table, which contains the keywords used in the <text:span text:style-name="tblname">kinf</text:span> table (which in turn corresponds to the &lt;ke_inf&gt; elements in the JMdict XML file).</text:p>
      <text:p text:style-name="psql"><text:span text:style-name="User_20_Entry"><text:span text:style-name="T2">select * from kwkinf;<text:line-break/>id | kw | descr<text:line-break/>---+----+---------------------------------------<text:line-break/>1  | iK | word containing irregular kanji usage<text:line-break/>2  | io | irregular okurigana usage<text:line-break/>3  | oK | word containing out-dated kanji<text:line-break/>4  | ik | word containing irregular kana usage</text:span></text:span></text:p>
      <text:p text:style-name="Standard">kw* tables that correspond to entities and abbreviations used in JMdict xml are: <text:span text:style-name="tblname">kwdial</text:span>, <text:span text:style-name="tblname">kwfld</text:span>, <text:span text:style-name="tblname">kwfreq</text:span>, <text:span text:style-name="tblname">kwkinf</text:span>, <text:span text:style-name="tblname">kwlang</text:span>, <text:span text:style-name="tblname">kwmisc</text:span>, <text:span text:style-name="tblname">kwpos</text:span>, <text:span text:style-name="tblname">kwrinf</text:span>. <text:s/>There are several kw* tables that don't correspond to anything in JMdict: <text:span text:style-name="tblname">kwsrc</text:span>, <text:span text:style-name="tblname">kwstat</text:span>, <text:span text:style-name="tblname">kwxref</text:span>.</text:p>
      <text:p text:style-name="Standard">The keyword tables' primary function is to enforce the use of valid keyword values in other tables by means of referential integrity. <text:s/>For this purpose only the values in the keyword tables' <text:span text:style-name="colname">id</text:span> columns are significant. <text:s/>The <text:span text:style-name="colname">kw</text:span> and <text:span text:style-name="colname">descr</text:span> texts are available for the use of applications to use for display, but applications are free to map their own texts to the keyword id numbers.</text:p>
      <text:p text:style-name="Standard">The keyword tables are colored green in the schema diagram.</text:p>
      <text:list xml:id="list113329914822461" text:continue-numbering="true" text:style-name="Numbering_20_1">
        <text:list-item>
          <text:list>
            <text:list-item>
              <text:h text:style-name="P29" text:outline-level="2"><text:bookmark-start text:name="__RefHeading___Toc4292_2292779837"/><text:soft-page-break/>Keyword Lists<text:bookmark-end text:name="__RefHeading___Toc4292_2292779837"/></text:h>
            </text:list-item>
          </text:list>
        </text:list-item>
      </text:list>
      <text:p text:style-name="Standard">Some information in JMdict and the database <text:span text:style-name="T9">are </text:span>essentially lists of keywords. For example, a kanji text might have one of more keywords from the <text:span text:style-name="tblname">kinf</text:span> table attached to it. These lists are stored in tables that have a foreign key to the table with the elements the list is attached to, and a foreign key to the appropriate keyword table. For example table <text:span text:style-name="tblname">kinf</text:span> holds the ke_inf tags for the kanji elements. It has columns (<text:span text:style-name="colname">entr, kanj, ord, kw</text:span>). <text:s/><text:span text:style-name="colname">entr</text:span> and <text:span text:style-name="colname">kanj</text:span> together identify a specific kanji element that a keyword applies to, and <text:span text:style-name="colname">kw</text:span> identifies the appropriate ke_inf keyword in table <text:span text:style-name="colname">kwkinf</text:span>. The <text:span text:style-name="colname">ord</text:span> column contains a small integer and is used to maintain the order of the items in the list.</text:p>
      <text:p text:style-name="Standard">A few keyword list tables have some other information in addition to the keywords. <text:s/>The table <text:span text:style-name="tblname">freq</text:span> for example contains freq keywords, and also a numeric value associated with each. <text:s/></text:p>
      <text:p text:style-name="Standard">The tables that contain such keyword lists are: <text:span text:style-name="tblname">dial</text:span>, <text:span text:style-name="tblname">fld</text:span>, <text:span text:style-name="tblname">freq</text:span>, <text:span text:style-name="tblname">kinf</text:span>, <text:span text:style-name="tblname">misc</text:span>, <text:span text:style-name="tblname">pos</text:span>, <text:span text:style-name="tblname">rinf</text:span>. </text:p>
      <text:p text:style-name="Standard">Not all references to the kw* tables occur from these keyword list tables though. In some cases where only one instance of a tag is possible, a reference may occur from one of the other tables. For example, the <text:span text:style-name="tblname">gloss</text:span> table contains a column <text:span text:style-name="colname">lang</text:span> that references <text:span text:style-name="tblname">kwlang</text:span>, This is appropriate since a gloss can never have more than one language tag.</text:p>
      <text:p text:style-name="Standard">The use of integers rather that the short text strings for keywords might seem cumbersome initially, but in practice, one quickly learns the equivalences. This separation allows the short and long text, which is really only relevant for display to users, to change, while the numeric id values, relevant to application code, remain invariant. Application code seldom needs to execute joins with the kw* tables, because they will usually read the keyword tables into memory at startup and resolve numeric id's to strings (and the reverse) programmatically using the in-memory tables. Finally, if one really does want to work with the text strings in joins, it is easy to define views on the keyword list tables that have the kw* tables pre-joined and present an additional column containing the keyword text.</text:p>
      <text:p text:style-name="Standard">The keyword list tables are colored yellow in the schema diagram.</text:p>
      <text:list xml:id="list113329760381920" text:continue-numbering="true" text:style-name="Numbering_20_1">
        <text:list-item>
          <text:list>
            <text:list-item>
              <text:h text:style-name="P29" text:outline-level="2"><text:bookmark-start text:name="__RefHeading___Toc4294_2292779837"/>Restrictions: <text:span text:style-name="tblname">restr</text:span>, <text:span text:style-name="tblname">stagr</text:span>, <text:span text:style-name="tblname">stagk</text:span><text:bookmark-end text:name="__RefHeading___Toc4294_2292779837"/></text:h>
            </text:list-item>
          </text:list>
        </text:list-item>
      </text:list>
      <text:p text:style-name="Standard">In the JMdict XML file, the<text:span text:style-name="T8"> &lt;re_restr&gt;, &lt;stagr&gt; and &lt;stagk&gt;</text:span> elements describe restrictions on the use of reading-kanji, sense-reading, and sense-kanji (respectively) pairs by enumerating the <text:span text:style-name="Emphasis">valid</text:span> pairs. <text:s/></text:p>
      <text:p text:style-name="P10">In the database, those restrictions are given by listing <text:span text:style-name="Emphasis">invalid</text:span> pairs<text:span text:style-name="T8"> in the tables </text:span><text:span text:style-name="tblname"><text:span text:style-name="T8">restr</text:span></text:span><text:span text:style-name="T8">, </text:span><text:span text:style-name="tblname"><text:span text:style-name="T8">stagr</text:span></text:span><text:span text:style-name="T8"> and </text:span><text:span text:style-name="tblname"><text:span text:style-name="T8">stagk</text:span></text:span>. Although this creates an impedance mismatch when displaying such information (which will generally be displayed as valid combinations), it is more consistent, simplifies queries that incorporate this information, and eliminates the need for explicitly representing related information such as the &lt;re_nokanji&gt; element.</text:p>
      <text:p text:style-name="Standard">The restriction tables are colored light blue in the schema diagram.</text:p>
      <text:list xml:id="list113330920598378" text:continue-numbering="true" text:style-name="Numbering_20_1">
        <text:list-item>
          <text:list>
            <text:list-item>
              <text:h text:style-name="P29" text:outline-level="2"><text:bookmark-start text:name="__RefHeading___Toc4296_2292779837"/><text:soft-page-break/><text:span text:style-name="T25">Frequency of Use: </text:span>ke_pri, re_pri<text:bookmark-end text:name="__RefHeading___Toc4296_2292779837"/></text:h>
            </text:list-item>
          </text:list>
        </text:list-item>
      </text:list>
      <text:p text:style-name="Standard">The ke_pri and re_pri elements in the JMdict XML are used to convey information about frequency-of-use metrics using values such as "ichi1", "ichi2", "ns14", etc. <text:s/>Rather than mimicking JMdict's keyword based approach, the database schema generalizes the notion of frequency-of-use by using a scale indicator such as "ichi" or "nf", and a metric such as "1", "14", etc. Thus "ichi1" is replaced by the keyword, value pair ("ichi",1) and "nf14" by ("nf",14). <text:s/>This allows for the inclusion of other metrics in the future.</text:p>
      <text:p text:style-name="Standard">In the database we represent ke_pri and re_pri elements in table <text:span text:style-name="tblname">freq</text:span>. <text:span text:style-name="T19">In e</text:span>ach row <text:span text:style-name="T19">the</text:span> columns <text:span text:style-name="colname">rdng</text:span> and <text:span text:style-name="colname">kanj</text:span> reference a reading <text:span text:style-name="T9">or</text:span> a kanji<text:span text:style-name="T19"> but one or the other must be NULL thus restricting each row to a frequency metric for a single reading or a single kanji. </text:span><text:s/>Two other columns are <text:span text:style-name="colname">kw</text:span> which identifies the scale (by referring to table <text:span text:style-name="tblname">kwfreq</text:span>), e.g. "nf", and <text:span text:style-name="colname">value</text:span> that gives the metric, e.g. 34, on the scale.</text:p>
      <text:list xml:id="list113330378337004" text:continue-numbering="true" text:style-name="Numbering_20_1">
        <text:list-item>
          <text:list>
            <text:list-item>
              <text:h text:style-name="P29" text:outline-level="2"><text:bookmark-start text:name="__RefHeading___Toc4298_2292779837"/>Cross-references<text:span text:style-name="T25">: xref</text:span><text:bookmark-end text:name="__RefHeading___Toc4298_2292779837"/></text:h>
            </text:list-item>
          </text:list>
        </text:list-item>
      </text:list>
      <text:p text:style-name="Standard">In the JMdict XML file, there are two kinds of cross references, &lt;xref&gt; ("see also") and &lt;ant&gt; ("antonym"). Both are located within senses, and specify the target of the cross-ref as a kanji or reading text string. This effects sense<text:span text:style-name="T3">→</text:span>entry cross references, and, since there is no guarantee that a kanji or reading string will uniquely identify a single entry, may also be a one-to-many reference.</text:p>
      <text:p text:style-name="P8">In the database both (and possibly other) kinds of cross references are modeled in table <text:span text:style-name="tblname">xref</text:span>. As in <text:span text:style-name="T4">the </text:span>JMdict XML, cross references occur within senses, which is represented in the <text:span text:style-name="tblname">xref</text:span> table using columns <text:span text:style-name="colname">entr</text:span> and <text:span text:style-name="colname">sens</text:span> to identify the originating sense. Since the order of xrefs is significant, the column <text:span text:style-name="colname">xref</text:span> orders the xrefs in a sense. <text:s/>Differing from <text:span text:style-name="T6">the </text:span>JMdict XML <text:span text:style-name="T6">which identifies the target of a cross reference by kanji and/or reading text</text:span>, the <text:span text:style-name="tblname">xref</text:span> table <text:span text:style-name="T6">specifies</text:span> the target of the cross-reference as a another entry-sense pair, <text:span text:style-name="colname">xentr</text:span> and <text:span text:style-name="colname">xsens</text:span> which results in each cross-reference pointing to a specific sense in one specific entry rather than an entire entry (or set of entries). <text:s/>If a cross-reference to multiple senses or multiple entries is wanted, multiple rows in the <text:span text:style-name="tblname">xref</text:span> table are used. <text:s/><text:span text:style-name="T5">Those five</text:span> columns <text:span text:style-name="T5">(e</text:span><text:span text:style-name="colname">ntr</text:span>,<text:span text:style-name="colname">sens</text:span>,<text:span text:style-name="colname">xre</text:span><text:span text:style-name="colname"><text:span text:style-name="T5">f,x</text:span></text:span><text:span text:style-name="colname">entr,</text:span><text:span text:style-name="colname"><text:span text:style-name="T6">x</text:span></text:span><text:span text:style-name="colname">sens</text:span><text:span text:style-name="colname"><text:span text:style-name="T5">)</text:span></text:span><text:span text:style-name="T5"> </text:span>constitute the <text:span text:style-name="tblname">xref</text:span> table's primary key.</text:p>
      <text:p text:style-name="P9">Table <text:span text:style-name="tblname">xref</text:span> also has a column <text:span text:style-name="colname">typ</text:span> that gives the type of cross-ref<text:span text:style-name="T6">erence</text:span> <text:span text:style-name="T5">(synonym, antonym, see also, etc.)</text:span> and whose values are defined in table <text:span text:style-name="tblname">kwxref</text:span>. <text:s/><text:span text:style-name="T7">(which may define more types than are used in the JMdict XML.) <text:s/>C</text:span>olumn <text:span text:style-name="colname">typ</text:span> <text:span text:style-name="T4">is not part of the primary key; therefore a sense could have multiple xrefs pointing to the same cross-referenced sense that are identical in every way except the </text:span><text:span text:style-name="colname"><text:span text:style-name="T4">xref</text:span></text:span><text:span text:style-name="T4"> value.</text:span></text:p>
      <text:p text:style-name="Standard">It is <text:span text:style-name="T18">sometimes</text:span> desirable to display a cross-reference using a reading and kanji other than the entry's first reading and kanji. <text:s/>The columns <text:span text:style-name="colname">rdng</text:span> and <text:span text:style-name="colname">kanj</text:span> point to the most appropriate values for display. </text:p>
      <text:p text:style-name="Standard">The cross reference table is colored purple in the schema diagram.</text:p>
      <text:list xml:id="list113329417508228" text:continue-numbering="true" text:style-name="Numbering_20_1">
        <text:list-item>
          <text:list>
            <text:list-item>
              <text:h text:style-name="P28" text:outline-level="2"><text:bookmark-start text:name="__RefHeading___Toc4300_2292779837"/><text:soft-page-break/>Unresolved cross-references<text:span text:style-name="T25">: xresolv</text:span><text:bookmark-end text:name="__RefHeading___Toc4300_2292779837"/></text:h>
            </text:list-item>
          </text:list>
        </text:list-item>
      </text:list>
      <text:p text:style-name="P7">There is no guarantee that an an entry matching an XML &lt;xref&gt; or &lt;ant&gt; element exists in the XML file or database. This is often the case when loading XML data into the database when the entry referred to has not been read yet. <text:s/>Nor is there any guarantee that an &lt;xref&gt; or &lt;ant&gt; element uniquely identifies a single entry – it could match several.</text:p>
      <text:p text:style-name="P7">The database schema therefore provides a table, <text:span text:style-name="tblname">xresolv</text:span>, which is used for “unresolved” cross references into which cross reference items are inserted when initially loading XML data. <text:s/>After the data has been loaded, a second program, xresolv.py, is run which will attempt to identify a single entry that each row in <text:span text:style-name="tblname">xresolv</text:span> refers to, create one or more rows in table xref pointing to it, and delete the row from table <text:span text:style-name="tblname">xresolv</text:span>. <text:s/>Unresolvable (because there are no or multiple matching entries) xrefs are left in table <text:span text:style-name="tblname">xresolv</text:span> after xresolv.py completes.</text:p>
      <text:list xml:id="list113330701046824" text:continue-numbering="true" text:style-name="Numbering_20_1">
        <text:list-item>
          <text:list>
            <text:list-item>
              <text:h text:style-name="P29" text:outline-level="2"><text:bookmark-start text:name="__RefHeading___Toc4302_2292779837"/>Corpora and Sequence Numbers<text:bookmark-end text:name="__RefHeading___Toc4302_2292779837"/></text:h>
            </text:list-item>
          </text:list>
        </text:list-item>
      </text:list>
      <text:p text:style-name="Standard">As mentioned, each entry (row in table <text:span text:style-name="tblname">entr</text:span>) has a unique id number that is (usually) automatically assigned when an entry is created and uniquely identifies the entry within the database. <text:s/>Entries are also identified by their corpus (<text:span text:style-name="colname">entr.src</text:span>) and sequence number (<text:span text:style-name="colname">entr.seq</text:span>). <text:s/>This pair though may not be unique since there may be several such entries when edited copies of an entry are created. <text:s/>However, there will be at most one such entry that is “approved” (has a <text:span text:style-name="colname">entr.unap</text:span> value that is False) and normally only approved entries are exported into XML.</text:p>
      <text:p text:style-name="Standard">The corpora to which entries are assigned are defined in table <text:span text:style-name="tblname">kwsrc</text:span>. <text:s/>Each corpus has some other attributes such as a short abbreviation (<text:span text:style-name="colname">.kw</text:span>), a long description (<text:span text:style-name="colname">.descr</text:span>) and a “type” (<text:span text:style-name="colname">.srct</text:span>) which is a reference to table <text:span text:style-name="tblname">kwsrct</text:span> and associates corpora into groups that have certain shared requirements for things like display or editing. </text:p>
      <text:p text:style-name="Standard">Sequence numbers are automatically assigned when an <text:span text:style-name="tblname">entr</text:span> row is created without an explicit seq number assigned. <text:s/>This is done by Postgresql trigger. <text:s/>Each corpus has its own sequence number generator that is implemented as a Postgresql sequence<text:span text:style-name="T27"> [</text:span><text:span text:style-name="T27"><text:note text:id="ftn8" text:note-class="endnote"><text:note-citation>8</text:note-citation><text:note-body><text:p text:style-name="P21"><text:span text:style-name="T28"><text:s/></text:span>A Postgtresql sequence is an object that supplies sequential numbers when one is requested. <text:s/>It is not related to (other than being used to generate them) the “sequence” numbers used in JMdictDB database entries. </text:p></text:note-body></text:note></text:span><text:span text:style-name="T27">].</text:span> <text:s/>The trigger will look in <text:span text:style-name="colname">kwsrc.seq</text:span> for the name of the Postgresql sequence to use to get the next available sequence number for the corpus the entry belongs to.</text:p>
      <text:p text:style-name="Standard">There is also a trigger on the <text:span text:style-name="tblname">kwsrc</text:span> table that will automatically create the sequence for a corpus when a new corpus is added by inserting a new row in table <text:span text:style-name="tblname">kwsrc</text:span>. <text:s/>The sequence will be created with minimum, maximum and increment values corresponding to the <text:span text:style-name="colname">.smin</text:span>, <text:span text:style-name="colname">.smax</text:span> and <text:span text:style-name="colname">.sincr</text:span> values in the new <text:span text:style-name="tblname">kwsrc</text:span> row, <text:s/>Note that these values are only used when creating the sequence (which in turn happens only when a new row is inserted in <text:span text:style-name="tblname">kwsrc</text:span>); changes made to these values after the sequence was created will have no effect. <text:s/>The sequence will be named “seq_” followed by the string given in <text:span text:style-name="colname">kwsrc.seq</text:span> something. <text:s/>When a <text:s/><text:span text:style-name="tblname">kwsrc</text:span> row is deleted the trigger will automatically delete the associated sequence. <text:s/></text:p>
      <text:list xml:id="list113330026787995" text:continue-numbering="true" text:style-name="Numbering_20_1">
        <text:list-item>
          <text:list>
            <text:list-item>
              <text:h text:style-name="P29" text:outline-level="2"><text:bookmark-start text:name="__RefHeading___Toc4304_2292779837"/>XML Round-tripping<text:bookmark-end text:name="__RefHeading___Toc4304_2292779837"/></text:h>
            </text:list-item>
          </text:list>
        </text:list-item>
      </text:list>
      <text:p text:style-name="Standard">The module “fmtxml.py” will generate XML from an entry object read from the <text:soft-page-break/>database. <text:s/>There may be differences between this regenerated XML and the original JMdict file XML that produced the database entry. <text:s/>The following are things I am aware of that may differ:</text:p>
      <text:list xml:id="list3937269976" text:style-name="List_20_1">
        <text:list-item>
          <text:p text:style-name="P22">Comments in the XML are not preserved so cannot be regenerated.<text:span text:style-name="T27">[</text:span><text:span text:style-name="T27"><text:note text:id="ftn9" text:note-class="endnote"><text:note-citation>9</text:note-citation><text:note-body><text:p text:style-name="Endnote"><text:span text:style-name="T28"><text:s/></text:span>Prior to April 2008, comments were parsed and those that matched patterns for “merged entry” comments were turned into actual deleted entries in the database.  However, recent “merged entry” comments identify the mergee by kanji rather than sequence number and will require a post-load pass to resolve, similar to the way xrefs are processed.  The program for this has not been written yet (as of May 2008) and currently, all comments are effectively ignored. </text:p></text:note-body></text:note></text:span><text:span text:style-name="T27">]</text:span></text:p>
        </text:list-item>
        <text:list-item>
          <text:p text:style-name="P22">Element order may vary. Although elements are generated in the order defined by the JMdict DTD, when there are multiple successive elements of the same type, order may not be the same as in the original XML in some cases. <text:s/>The following elements will retain the original order: k_ele, r_ele, sense, gloss, k_inf, r_inf, pos, misc, field, dial, lsource, audit. <text:s/>The order of re_restr, stagr, stagk, ke_pri, and re_pri elements may differ. <text:s text:c="2"/>Entry elements in the current JMdict are in seq number order and can be regenerated in that order. <text:s/>Were that order to change though, it would not be preserved in the regenerated XML. <text:s/></text:p>
        </text:list-item>
        <text:list-item>
          <text:p text:style-name="P22">Regenerated XML takes advantage of default values when possible. <text:s/>If the source XML redundantly specifies a default value (xml:lang=”eng” for example) it will not be reproduced in the regenerated XML.</text:p>
        </text:list-item>
        <text:list-item>
          <text:p text:style-name="P22">An xref in the database always refers to a specific target entry, and a single sense in that entry. <text:s/>An xref in the XML may or may not specify a target entry's sense. When the target entry has multiple senses, but the XML fails to give any senses, the XML importer will generate multiple xref's, one to each target sense. If the XML exporter sees a set of xrefs pointing to every sense of a target entry, it will <text:s/>assume the input XML did not specify any senses and generate an &lt;xref&gt; element with no sense numbers. <text:s/>However the source XML may have explicitly listed every sense number of the target entry. <text:s/>This is a particular problem when the number of target senses is one. <text:s/>(That is, xrefs of the form &lt;xref&gt;供・とも&lt;/xref&gt; and &lt;xref&gt;供・とも・(1)&lt;/xref&gt; will both result in &lt;xref&gt;供・とも&lt;/xref&gt; when the XML is regenerated, assuming the target entry has only one sense.)</text:p>
        </text:list-item>
        <text:list-item>
          <text:p text:style-name="P22">Duplicate tags are filtered out during importing from XML and will not be produced in the regenerated XML. <text:s/>In particular, some JMdict entries have <text:span text:style-name="T10">had </text:span>multiple &lt;k_pri&gt; or &lt;re_pri&gt; tags<text:span text:style-name="T10"> at times</text:span>.</text:p>
        </text:list-item>
        <text:list-item>
          <text:p text:style-name="P22">When &lt;ke_pri&gt; or &lt;re_pri&gt; conflict, that is, there are two tags with the same scale (text value) but different numerical values (e.g. “nf09” and “nf14”, or “ichi1” and “ichi2”) that apply to the same reading and kanji pair, the one with the lower value is used in the database, the one with the higher value is discarded and thus won't appear in the regenerated XML. <text:s/>Note this only applies to freq values associated with the same reading, kanji pair: if R1 has “nf09”, “nf14”, K1 has “nf09”, and K2 has “nf14”, nothing is discarded because the two freq values are associated with different pairs (R1,K1, and R1,K2).</text:p>
        </text:list-item>
        <text:list-item>
          <text:p text:style-name="P22">The database can represent information that currently has no means of representation in XML with the standard JMdict DTD. <text:s/>Specifically:</text:p>
        </text:list-item>
        <text:list-item>
          <text:p text:style-name="P30">Some tables provide for additional information such as <text:span text:style-name="colname">notes, status, parent </text:span>in the <text:span text:style-name="tblname">entr</text:span> table, or <text:span text:style-name="colname">email, refs, notes</text:span> in the <text:span text:style-name="tblname">hist</text:span> table (maps to the &lt;audit&gt; XML element) that JMdict does not support.</text:p>
        </text:list-item>
        <text:list-item>
          <text:p text:style-name="P30"><text:soft-page-break/>Cross-references refer to a specific entry even when there multiple references with the same reading or kanji text.</text:p>
        </text:list-item>
        <text:list-item>
          <text:p text:style-name="P30">Cross-references may have more types that just the “see also” and “antonym” types available in the current JMdict XML.</text:p>
        </text:list-item>
        <text:list-item>
          <text:p text:style-name="P30">Readings can have sound clips.</text:p>
          <text:p text:style-name="P23">If entries are created that make use of these capabilities, the additional information will not be representable in a regenerated JMdict XML file.</text:p>
        </text:list-item>
      </text:list>
      <text:list xml:id="list113330136521837" text:continue-list="list113330026787995" text:style-name="Numbering_20_1">
        <text:list-item>
          <text:h text:style-name="P26" text:outline-level="1"><text:bookmark-start text:name="__RefHeading___Toc4306_2292779837"/><text:s/>An Example Entry<text:bookmark-end text:name="__RefHeading___Toc4306_2292779837"/></text:h>
        </text:list-item>
      </text:list>
      <text:p text:style-name="Standard">This section looks at the actual table data used to store a JMdict entry, using data extracted from a live database.</text:p>
      <text:p text:style-name="Standard">Here is entry 1211370 as displayed by wwwjdic<text:span text:style-name="T10"> (circa 2008)</text:span>:</text:p>
      <text:p text:style-name="P6">堪能(P); 勘能 【たんのう(堪能)(P); かんのう(ok)】 (adj-na) (1) proficient; skillful; (n,vs) (2) satisfaction; (n,vs) (3) {Buddh} fortitude; (P)</text:p>
      <text:p text:style-name="Standard">And here is its representation in the JMdictDB database:</text:p>
      <text:p text:style-name="P18">Table <text:span text:style-name="tblname">entr</text:span> row:</text:p>
      <text:p text:style-name="psql"><text:span text:style-name="User_20_Entry">select * from entr where seq=1211370;<text:line-break/>id    | src | stat | seq     | dfrm | unap | notes<text:line-break/>------+-----+------+---------+------+------+-------<text:line-break/>20894 | 1   | 2    |1211370 |      | F    |</text:span></text:p>
      <text:p text:style-name="Standard"><text:span text:style-name="colname">id</text:span> is an arbitrary number as assigned when the entry was created. <text:s/>Its purpose is to provide an anchor that related rows in other tables can refer to. Since it may change over time and may be different in different database instances, it should never be saved externally as a means of identifying an entry; use <text:span text:style-name="colname">seq </text:span>for that.</text:p>
      <text:p text:style-name="Standard"><text:span text:style-name="colname">src</text:span> says what collection of entries (“corpus”) this entry belongs to and refers to table <text:span text:style-name="tblname">kwsrc</text:span>.<text:span text:style-name="colname">id</text:span>. <text:span text:style-name="colname">id</text:span>=1 in <text:span text:style-name="tblname">kwsrc</text:span> says this entry is part of JMdict. Currently in the EDRDG implementation of JMdictDB all entries are either JMdict or JMnedict entries but in other database implementations, one could find other corpora such as the Totoeba “examples” sentences, Kanjidic2 entries or custom site-specific corpora.</text:p>
      <text:p text:style-name="Standard"><text:span text:style-name="colname">stat</text:span> gives that status of this entry. It refers to table <text:span text:style-name="tblname">kwstat</text:span> and <text:span text:style-name="colname">id=</text:span>2 in that table is "active". There are other <text:span text:style-name="colname">stat</text:span> values for deleted and rejected entries.</text:p>
      <text:p text:style-name="P14"><text:span text:style-name="colname">seq</text:span> is the same as the &lt;ent_seq&gt; element in JMdict XML file and identifies each JMdict entry across time and space<text:span text:style-name="T21"> within a corpus.</text:span></text:p>
      <text:p text:style-name="P13"><text:span text:style-name="colname">dfrm</text:span> and <text:span text:style-name="colname">unap</text:span> are used for managing edits and new submissions.<text:span text:style-name="T20"> <text:s/></text:span><text:span text:style-name="colname"><text:span text:style-name="T20">dfrm</text:span></text:span><text:span text:style-name="T20"> is a reference to the </text:span><text:span text:style-name="colname"><text:span text:style-name="T20">id</text:span></text:span><text:span text:style-name="T20"> number of the "parent" entry when an edited entry is submitted. <text:s/></text:span><text:span text:style-name="colname"><text:span text:style-name="T20">unap</text:span></text:span><text:span text:style-name="T20"> is a boolean flag indicating the entry is waiting for approval by an editor.</text:span></text:p>
      <text:p text:style-name="Standard"><text:span text:style-name="colname">notes</text:span> is a text field that can contain arbitrary information pertaining to an entry that is intended to be displayed to users.</text:p>
      <text:p text:style-name="P18"><text:soft-page-break/>Table <text:span text:style-name="tblname">rdng</text:span> rows</text:p>
      <text:p text:style-name="psql">select * from rdng where entr=20894;<text:line-break/>entr<text:span text:style-name="User_20_Entry">  </text:span>| rdng | txt<text:line-break/>------+------+----------<text:line-break/>20894 | 1<text:span text:style-name="User_20_Entry">    </text:span>| たんのう<text:line-break/>20894 | 2<text:span text:style-name="User_20_Entry">    </text:span>| かんのう</text:p>
      <text:p text:style-name="Standard"><text:span text:style-name="colname">entr</text:span> identifies the entry the row belongs to. <text:span text:style-name="colname">rdng</text:span> disambiguates and orders multiple readings belonging to the same entry. <text:s/><text:span text:style-name="colname">entr</text:span> and <text:span text:style-name="colname">rdng </text:span>together constitute the primary key and any other tables that refers to specific readings (such as <text:span text:style-name="tblname">restr</text:span> will contain a foreign key to these two columns. <text:s/><text:span text:style-name="colname">txt</text:span> is the reading text. It is expected to have at least one kana character and should not contain any kanji characters.</text:p>
      <text:p text:style-name="P18">Table <text:span text:style-name="tblname">kanj</text:span> rows</text:p>
      <text:p text:style-name="psql">select * from kanj where entr=20894;<text:line-break/>entr<text:span text:style-name="User_20_Entry">  </text:span>| kanj | txt<text:line-break/>------+------+------<text:line-break/>20894 | 1<text:span text:style-name="User_20_Entry">    </text:span>| 堪能<text:line-break/>20894 | 2<text:span text:style-name="User_20_Entry">    </text:span>| 勘能</text:p>
      <text:p text:style-name="Standard">This is structured like table <text:span text:style-name="tblname">rdng</text:span>. Kanji text is expected to contain at least one kanji character.</text:p>
      <text:p text:style-name="P18">Table <text:span text:style-name="tblname">sens</text:span> rows</text:p>
      <text:p text:style-name="psql">select * from sens where entr=20894;<text:line-break/>entr<text:span text:style-name="User_20_Entry">  </text:span>| sens | notes<text:line-break/>------+------+-------<text:line-break/>20894 | 1<text:span text:style-name="User_20_Entry">    </text:span>|<text:line-break/>20894 | 2<text:span text:style-name="User_20_Entry">    </text:span>|<text:line-break/>20894 | 3<text:span text:style-name="User_20_Entry">    </text:span>|</text:p>
      <text:p text:style-name="Standard">There is a <text:span text:style-name="tblname">sens</text:span> row for each sense in the entry. <text:span text:style-name="colname">entr</text:span> says which entry the sense belongs to, <text:span text:style-name="colname">sens</text:span> disambiguates and orders the senses. <text:span text:style-name="colname">entr</text:span> and <text:span text:style-name="colname">sens</text:span> together constitute the primary key. <text:span text:style-name="colname">notes </text:span>contains an optional text providing some information unique to this sense that is intended to be displayed to users.</text:p>
      <text:p text:style-name="P18">Table <text:span text:style-name="tblname">gloss</text:span> rows</text:p>
      <text:p text:style-name="psql">select * from gloss where entr=20894;<text:line-break/>entr<text:span text:style-name="User_20_Entry">  </text:span>| sens | gloss | lang | txt<text:span text:style-name="User_20_Entry">          </text:span><text:line-break/>------+------+-------+------+--------------<text:line-break/>20894 | 1<text:span text:style-name="User_20_Entry">    </text:span>| 1<text:span text:style-name="User_20_Entry">     </text:span>| 1<text:span text:style-name="User_20_Entry">    </text:span>| proficient<text:span text:style-name="User_20_Entry">   </text:span><text:line-break/>20894 | 1<text:span text:style-name="User_20_Entry">    </text:span>| 2<text:span text:style-name="User_20_Entry">     </text:span>| 1<text:span text:style-name="User_20_Entry">    </text:span>| skillful<text:span text:style-name="User_20_Entry">     </text:span><text:line-break/>20894 | 2<text:span text:style-name="User_20_Entry">    </text:span>| 1<text:span text:style-name="User_20_Entry">     </text:span>| 1<text:span text:style-name="User_20_Entry">    </text:span>| satisfaction <text:line-break/>20894 | 3<text:span text:style-name="User_20_Entry">    </text:span>| 1<text:span text:style-name="User_20_Entry">     </text:span>| 1<text:span text:style-name="User_20_Entry">    </text:span>| fortitude<text:span text:style-name="User_20_Entry">    </text:span></text:p>
      <text:p text:style-name="Standard">In this table we see the first two rows are glosses for the first sense, the second row is a gloss for second sense, and the third row a gloss for the third sense. <text:s/>The <text:span text:style-name="colname">lang</text:span> values are all 1, indicating english (from table <text:span text:style-name="tblname">kwlang</text:span>). <text:s/>Because this database instance was loaded from a JMdict_e file, there are no non-english glosses in it. <text:s/>Had it been loaded from the full JMdict file, that would not be the case.</text:p>
      <text:p text:style-name="P18"><text:soft-page-break/>Table <text:span text:style-name="tblname">pos</text:span> rows</text:p>
      <text:p text:style-name="psql">select * from pos where entr=20894;<text:line-break/>entr<text:span text:style-name="User_20_Entry">  </text:span>| sens | ord | kw<text:line-break/>------+------+-----+----<text:line-break/>20894 | 1<text:span text:style-name="User_20_Entry">    </text:span>| 1<text:span text:style-name="User_20_Entry">   |</text:span> 2<text:line-break/>20894 | 2<text:span text:style-name="User_20_Entry">    </text:span>| 2<text:span text:style-name="User_20_Entry">   | </text:span>17<text:line-break/>20894 | 2<text:span text:style-name="User_20_Entry">    </text:span>| 3<text:span text:style-name="User_20_Entry">   |</text:span> 46<text:line-break/>20894 | 3<text:span text:style-name="User_20_Entry">    </text:span>| 4<text:span text:style-name="User_20_Entry">   |</text:span> 17<text:line-break/>20894 | 3<text:span text:style-name="User_20_Entry">    </text:span>| 5<text:span text:style-name="User_20_Entry">   |</text:span> 46</text:p>
      <text:p text:style-name="Standard">The <text:span text:style-name="tblname">pos</text:span> table contains a list of part-of-speech keywords for each sense of an entry. <text:s/>Again, <text:span text:style-name="colname">entr</text:span> identifies the entry and <text:span text:style-name="colname">sens</text:span> the sense. <text:s/><text:span text:style-name="colname">kw</text:span> refers to the <text:span text:style-name="colname">id</text:span> column of table <text:span text:style-name="tblname">kwpos</text:span>. Looking in that table we see the 2 is "adj-na", 17 is "n", and 46 is "vs":</text:p>
      <text:p text:style-name="psql">select * from kwpos where id in (2,17,46);<text:line-break/>id |<text:span text:style-name="User_20_Entry">   </text:span>kw<text:span text:style-name="User_20_Entry">   </text:span>|<text:span text:style-name="User_20_Entry">                       </text:span>descr<text:line-break/>---+--------+---------------------------------------------------<text:line-break/><text:span text:style-name="User_20_Entry"> </text:span>2 | adj-na | adjectival nouns or quasi-adjectives (keiyodoshi)<text:line-break/>17 | n<text:span text:style-name="User_20_Entry">      </text:span>| noun (common) (futsuumeishi)<text:line-break/>46 | vs<text:span text:style-name="User_20_Entry">     </text:span>| noun or participle which takes the aux. verb suru</text:p>
      <text:p text:style-name="P18">Table <text:span text:style-name="tblname">fld</text:span> rows</text:p>
      <text:p text:style-name="psql">select * from fld where entr=20894;<text:line-break/>entr<text:span text:style-name="User_20_Entry">  </text:span>| sens | ord | kw<text:line-break/>------+------+-----+----<text:line-break/>20894 | 3<text:span text:style-name="User_20_Entry">    </text:span>| 1<text:span text:style-name="User_20_Entry">   |</text:span> 1</text:p>
      <text:p text:style-name="Standard"><text:span text:style-name="tblname">fld</text:span> is a keyword list table like <text:span text:style-name="tblname">pos</text:span>: <text:span text:style-name="colname">entr </text:span>identifies the entry and <text:span text:style-name="colname">sens</text:span> the sense. <text:span text:style-name="colname">kw</text:span> refers to the <text:span text:style-name="colname">id</text:span> column of table <text:span text:style-name="tblname">kwfld</text:span>. <text:s/>Looking in that table we see the 1 is "Buddh".</text:p>
      <text:p text:style-name="P18">Table <text:span text:style-name="tblname">rinf</text:span> rows</text:p>
      <text:p text:style-name="psql">select * from rinf where entr=20894;<text:line-break/>entr<text:span text:style-name="User_20_Entry">  </text:span>| rdng | ord | kw<text:line-break/>------+------+-----+----<text:line-break/>20894 | 2<text:span text:style-name="User_20_Entry">    </text:span>| 1<text:span text:style-name="User_20_Entry">   | </text:span>3</text:p>
      <text:p text:style-name="Standard">The <text:span text:style-name="tblname">rinf</text:span> table contains a list of &lt;re_inf&gt; keywords for each reading of an entry. <text:s/><text:span text:style-name="colname">entr</text:span> identifies the entry and <text:span text:style-name="colname">rdng</text:span> the reading. <text:s/><text:span text:style-name="colname">kw</text:span> refers to the <text:span text:style-name="colname">id</text:span> column of table <text:span text:style-name="tblname">kwrinf</text:span>. <text:s/>In this case, <text:span text:style-name="colname">kw</text:span>=3 indicates the rinf keyword, "ok" ("out-dated or obsolete kana usage"). <text:s/>It applies only to reading 2 (かんのう).</text:p>
      <text:p text:style-name="Standard">The entry we are examining here has no data in the <text:span text:style-name="tblname">kinf</text:span> table, but that table is the same except its second column is <text:span text:style-name="colname">kanj</text:span> rather than <text:span text:style-name="colname">rdng</text:span> and the kw column references table <text:span text:style-name="tblname">kwkinf</text:span> rather than <text:span text:style-name="tblname">kwrinf</text:span>.</text:p>
      <text:p text:style-name="P18"><text:soft-page-break/>Table <text:span text:style-name="tblname">restr</text:span> rows</text:p>
      <text:p text:style-name="psql">select * from restr where entr=20894;<text:line-break/>entr<text:span text:style-name="User_20_Entry">  </text:span>| rdng | kanj<text:line-break/>------+------+------<text:line-break/>20894 | 1<text:span text:style-name="User_20_Entry">    </text:span>| 2</text:p>
      <text:p text:style-name="Standard">Contains &lt;re_restr&gt; element info used when not all combinations of reading and kanji are valid. <text:span text:style-name="colname">entr</text:span> identifies the entry, <text:span text:style-name="colname">rdng</text:span> and <text:span text:style-name="colname">kanj </text:span>identify a reading and kanji pair that are <text:span text:style-name="Emphasis">not valid</text:span> together. Note that this is the opposite of the JMdict XML where re_restr elements identify <text:span text:style-name="Emphasis">valid</text:span> pairs. <text:s/>Since only the pair たんのう / 勘能 is listed as invalid, the combinations <text:s/>たんのう / 堪能, <text:s/>かんのう / <text:s/>堪能, <text:s/>and <text:s/>かんのう / <text:s/>勘能 are valid.</text:p>
      <text:p text:style-name="Standard">There is no special indicator for the "re_nokanji" tag that exists in JMdict XML -- simply having <text:span text:style-name="tblname">restr</text:span> rows for every kanji in an entry paired with one of the readings in sufficient to indicate that reading is "nokanji".</text:p>
      <text:p text:style-name="Standard">It is the application 's responsibility to generate “valid” restr pairs or the “nokanji” flag from the existing data if that is how the information is to be presented.</text:p>
      <text:p text:style-name="P18">Table <text:span text:style-name="tblname">freq</text:span> rows</text:p>
      <text:p text:style-name="P19"># select * from freq where entr=20894;<text:line-break/> <text:s/>entr <text:s text:c="2"/>| rdng | kanj | kw | value <text:line-break/>---------+------+------+----+-------<text:line-break/> 1976847 | <text:s text:c="3"/>1 | <text:s text:c="5"/>| <text:s/>7 | <text:s text:c="4"/>1<text:line-break/> 1976847 | <text:s text:c="3"/>1 | <text:s text:c="5"/>| <text:s/>5 | <text:s text:c="3"/>16<text:line-break/> 1976847 | <text:s text:c="5"/>| <text:s text:c="3"/>1 | <text:s/>7 | <text:s text:c="4"/>1<text:line-break/> 1976847 | <text:s text:c="5"/>| <text:s text:c="3"/>1 | <text:s/>5 | <text:s text:c="3"/>16</text:p>
      <text:p text:style-name="Standard">Table freq contains frequency-of-use information found in JMdict in the re_pri and ke_pri elements. <text:s text:c="2"/><text:span text:style-name="T12">Each</text:span> frequency of use datum applies to a reading<text:span text:style-name="T12"> or a </text:span>kanji<text:span text:style-name="T12"> but not both; thus</text:span> one of the columns <text:span text:style-name="colname">rdng</text:span> or <text:span text:style-name="colname">kanj</text:span> <text:span text:style-name="T12">will be</text:span> NULL. <text:s/>The <text:span text:style-name="colname">kw</text:span> column refers to the table <text:span text:style-name="tblname">kwfreq:</text:span></text:p>
      <text:p text:style-name="psql">jmdict=# select * from kwfreq where id in (5,7);<text:line-break/> id |  kw  | descr<text:line-break/>----+------+-------<text:line-break/>  5 | nf   |<text:line-break/>  7 | news |</text:p>
      <text:p text:style-name="P11">So the data shown tells us that the kanji-1<text:span text:style-name="T12"> (堪能) and r</text:span>eading-1 <text:span text:style-name="T12">(</text:span>たんのう) <text:span text:style-name="T12">both have</text:span> <text:span text:style-name="T12">two</text:span> frequency-of-use tags<text:span text:style-name="T12">:</text:span> “nf16” (5,16) and “news1” (7,1).</text:p>
      <text:p text:style-name="Standard">This entry has no dialect, source language, misc info, kinf info, etc, so a queries like the following will return 0 rows:</text:p>
      <text:p text:style-name="psql">select * from dial where entr=20894;<text:line-break/>entr | sens | ord | kw<text:line-break/>-----+------+-----+----<text:line-break/>(0 rows)</text:p>
      <text:list xml:id="list113329110534571" text:continue-numbering="true" text:style-name="Numbering_20_1">
        <text:list-item>
          <text:h text:style-name="P26" text:outline-level="1"><text:bookmark-start text:name="__RefHeading___Toc4308_2292779837"/>Using SQL<text:bookmark-end text:name="__RefHeading___Toc4308_2292779837"/></text:h>
        </text:list-item>
      </text:list>
      <text:p text:style-name="Standard">This section describes how the table structures and relations previously discussed affect the SQL you write to find and extract data.<text:span text:style-name="T13"> <text:s/>Since this document's purpose is to show how the schema is organized, we use SQL to extract the raw data for entries here. <text:s/>However the JMdictDB API has various functions to perform these tasks.</text:span></text:p>
      <text:list xml:id="list113329956653989" text:continue-numbering="true" text:style-name="Numbering_20_1">
        <text:list-item>
          <text:list>
            <text:list-item>
              <text:h text:style-name="P28" text:outline-level="2"><text:bookmark-start text:name="__RefHeading___Toc4310_2292779837"/>Retrieving an Entry's Data<text:bookmark-end text:name="__RefHeading___Toc4310_2292779837"/></text:h>
            </text:list-item>
          </text:list>
        </text:list-item>
      </text:list>
      <text:p text:style-name="Standard">If you are writing SQL as part of an application, extraction of data is easy in most cases. <text:s/>That is because there is a library API that you can use that will extract all the data needed and construct an object representation of the entry in application code. <text:s/>In this case the library API will take care of the SQL for you, if you know the entries you want. <text:s/>In the JMdictDB code, the Python library module <text:span text:style-name="FileName"><text:span text:style-name="T17">jmdictdb/</text:span></text:span><text:span text:style-name="FileName">jdb.py</text:span> contains function entrList() which does this.</text:p>
      <text:p text:style-name="Standard">Even if you need to write the SQL yourself (perhaps because you are creating such an API function) it is quite simple. <text:s/>Because all the tables have a column <text:span text:style-name="colname">entr</text:span> you need to execute a set of SQL statements, one for each table, with a WHERE clause that specifies the the <text:span text:style-name="colname">entr</text:span> values you are interested in. <text:s/>For example (in Perl) assuming that the variables $id1 and $id2 contain the entry id numbers of two entries you are interested in:</text:p>
      <text:p text:style-name="psqlTiny">$dbh <text:s text:c="2"/>= DBI-&gt;connect("dbi:Pg:dbname=”jmdict”, PrintWarn=&gt;0, RaiseError=&gt;1)<text:line-break/>$dbh-&gt;{pg_enable_utf8} = 1;<text:line-break/>$sth <text:s text:c="2"/>= $dbh-&gt;execute (“SELECT * FROM entr WHERE id IN (?,?)”, [$id1,$id2]);<text:line-break/>$entr <text:s/>= $sth-&gt;fetchall ();<text:line-break/>$sth <text:s text:c="2"/>= $dbh-&gt;execute (“SELECT * FROM kanj WHERE entr IN (?,?)”, [$id1,$id2]);<text:line-break/>$kanj <text:s/>= $sth-&gt;fetchall ();<text:line-break/>$sth <text:s text:c="2"/>= $dbh-&gt;execute (“SELECT * FROM kinf WHERE entr IN (?,?)”, [$id1,$id2]);<text:line-break/>$kinf <text:s/>= $sth-&gt;fetchall ();<text:line-break/>$sth <text:s text:c="2"/>= $dbh-&gt;execute (“SELECT * FROM kfreq WHERE entr IN (?,?)”, [$id1,$id2]);<text:line-break/>$kfreq = $sth-&gt;fetchall ();<text:line-break/>$sth <text:s text:c="2"/>= $dbh-&gt;execute (“SELECT * FROM rdng WHERE entr IN (?,?)”, [$id1,$id2]);<text:line-break/>$rdng <text:s/>= $sth-&gt;fetchall ();<text:line-break/>$sth <text:s text:c="2"/>= $dbh-&gt;execute (“SELECT * FROM sens WHERE entr IN (?,?)”, [$id1,$id2]);<text:line-break/>$sens <text:s/>= $sth-&gt;fetchall ();<text:line-break/>[...]</text:p>
      <text:p text:style-name="Standard">or in Python (using the Psycopg2 Postgresql adapter):</text:p>
      <text:p text:style-name="psqlTiny"><text:soft-page-break/>dbh <text:s text:c="3"/>= conn = psycopg2.connect (database=”jmdict”)<text:line-break/>psycopg2.extensions.register_type(psycopg2.extensions.UNICODE)<text:line-break/>cursor = dbh.cursor()<text:line-break/>cursor.execute (“SELECT * FROM entr WHERE id IN (?,?)”, [id1,id2])<text:line-break/>entr <text:s text:c="2"/>= cursor.fetchall ()<text:line-break/>cursor.execute (“SELECT * FROM kanj WHERE entr IN (?,?)”, [id1,id2])<text:line-break/>kanj <text:s/>= cursor.fetchall ()<text:line-break/>cursor.execute (“SELECT * FROM kinf WHERE entr IN (?,?)”, [id1,id2])<text:line-break/>kinf <text:s/>= cursor.fetchall ()<text:line-break/>cursor.execute (“SELECT * FROM kfreq WHERE entr IN (?,?)”, [id1,id2])<text:line-break/>kfreq = cursor.fetchall ()<text:line-break/>cursor.execute (“SELECT * FROM rdng WHERE entr IN (?,?)”, [id1,id2])<text:line-break/>$dng <text:s/>= cursor.fetchall ()<text:line-break/>cursor.execute (“SELECT * FROM sens WHERE entr IN (?,?)”, [id1,id2])<text:line-break/>sens <text:s/>= cursor.fetchall ()<text:line-break/>[...]</text:p>
      <text:p text:style-name="Standard">Having gotten all the needed rows for the entries $id1 and $id2 in variables $entr, $kanj, etc., you can now use that data to build the objects representing the two entries.</text:p>
      <text:list xml:id="list113329220749121" text:continue-numbering="true" text:style-name="Numbering_20_1">
        <text:list-item>
          <text:list>
            <text:list-item>
              <text:h text:style-name="P28" text:outline-level="2"><text:bookmark-start text:name="__RefHeading___Toc4312_2292779837"/>Finding Entries<text:bookmark-end text:name="__RefHeading___Toc4312_2292779837"/></text:h>
            </text:list-item>
          </text:list>
        </text:list-item>
      </text:list>
      <text:p text:style-name="Standard">When you need to find information, the SQL becomes more complex. <text:s/>The basic rule is that you need to join together those tables that have columns that are part of your search criteria. <text:s/>Fortunately, because the relationship hierarchy is simple and fixed, this too is usually quite straight forward. <text:s/>Since you will usually want to know which entries meet the criteria, you will be interested in getting the <text:span text:style-name="colname">entr.id</text:span> values. <text:s/>In many cases you may not even need a join.</text:p>
      <text:p text:style-name="Standard">For example, to find the entries that have a reading, “つける”, the following is sufficient:</text:p>
      <text:p text:style-name="psql"><text:line-break/>SELECT entr FROM rdng WHERE txt='つける';<text:line-break/></text:p>
      <text:p text:style-name="Standard">Of course, if the criteria include information that is in different tables, a join or some other combination of the tables is inevitable. <text:s text:c="2"/>To find the entries that contain both “つけ” and “漬”, and have a sense with a PoS that is a noun:</text:p>
      <text:p text:style-name="psql">SELECT DISTINCT r.entr <text:line-break/> <text:s/>FROM rdng r <text:line-break/> <text:s/>JOIN kanj k ON k.entr=r.entr <text:line-break/> <text:s/>JOIN pos p ON p.entr=k.entr<text:line-break/> <text:s/>WHERE r.txt LIKE '%つけ%' <text:line-break/> <text:s text:c="3"/>AND k.txt LIKE '%漬%'<text:line-break/> <text:s text:c="3"/>AND p.kw = 17;</text:p>
      <text:p text:style-name="Standard">“17” is the <text:span text:style-name="colname">id</text:span> number of the “noun” keyword in table <text:span text:style-name="tblname">kwpos</text:span>. <text:s/></text:p>
      <text:p text:style-name="Standard">If you need more than just the <text:span text:style-name="colname">entr.id</text:span>, say the entry's sequence number, then the <text:span text:style-name="tblname">entr</text:span> table will also need to be included:</text:p>
      <text:p text:style-name="psql"><text:soft-page-break/>SELECT DISTINCT e.seq <text:line-break/> <text:s/>FROM entr e<text:line-break/> <text:s/>JOIN rdng r ON r.entr=e.id<text:line-break/> <text:s/>JOIN kanj k ON k.entr=r.entr <text:line-break/> <text:s/>JOIN pos p ON p.entr=k.entr<text:line-break/> <text:s/>WHERE r.txt LIKE '%つけ%' <text:line-break/> <text:s text:c="3"/>AND k.txt LIKE '%漬%'<text:line-break/> <text:s text:c="3"/>AND p.kw != 17;</text:p>
      <text:p text:style-name="Standard">It is noteworthy that the <text:span text:style-name="tblname">sens</text:span> table was not needed in the above two queries, even though it is lies between <text:span text:style-name="tblname">entr</text:span> and <text:span text:style-name="tblname">pos</text:span> in the table hierarchy.</text:p>
      <text:list xml:id="list113329249768484" text:continue-numbering="true" text:style-name="Numbering_20_1">
        <text:list-item>
          <text:list>
            <text:list-item>
              <text:h text:style-name="P28" text:outline-level="2"><text:bookmark-start text:name="__RefHeading___Toc4314_2292779837"/>Views<text:bookmark-end text:name="__RefHeading___Toc4314_2292779837"/></text:h>
            </text:list-item>
          </text:list>
        </text:list-item>
      </text:list>
      <text:p text:style-name="Text_20_body">The scripts that build that database include <text:span text:style-name="FileName"><text:span text:style-name="T11">db/</text:span></text:span><text:span text:style-name="FileName">mkviews.sql</text:span> which creates a number of useful views and functions, including ones to provide a (somewhat simplified) edict-ish textual summary of an entry, list valid and invalid reading-kanji combinations based on table <text:span text:style-name="tblname">restr</text:span>, present meta-information about entries such as the number of kanji, readings and senses each has, and others. <text:s/>They are currently still in too much flux to document yet, but will be included in a future version of this paper. <text:s/></text:p>
      <text:p text:style-name="Text_20_body">In the meantime, the comments in <text:span text:style-name="FileName"><text:span text:style-name="T17">db</text:span></text:span><text:span text:style-name="FileName">/mkviews.sql</text:span> may be useful. </text:p>
      <text:list xml:id="list113330922389286" text:continue-numbering="true" text:style-name="Numbering_20_1">
        <text:list-item>
          <text:list>
            <text:list-item>
              <text:h text:style-name="P28" text:outline-level="2"><text:bookmark-start text:name="__RefHeading___Toc4316_2292779837"/>More details<text:bookmark-end text:name="__RefHeading___Toc4316_2292779837"/></text:h>
            </text:list-item>
          </text:list>
        </text:list-item>
      </text:list>
      <text:p text:style-name="P20"><text:span text:style-name="T14">The definitional statements for the core JMdictDB tables described here are found in the file </text:span><text:span text:style-name="FileName"><text:span text:style-name="T14">db/entrobjs.sql</text:span></text:span><text:span text:style-name="T14">. <text:s/>The file </text:span><text:span text:style-name="FileName"><text:span text:style-name="T14">db/mktables.sql</text:span></text:span><text:span text:style-name="T14"> contains definitions for additional supporting tables and other objects.</text:span></text:p>
      <text:p text:style-name="P20"/>
      <text:p text:style-name="P24"/>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DejaVu LGC Sans Mono" svg:font-family="'DejaVu LGC Sans Mono'"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DejaVu LGC Sans" svg:font-family="'DejaVu LGC San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horndale" fo:font-size="12pt" fo:language="en" fo:country="US" style:font-name-asian="Andale Sans UI" style:font-size-asian="12pt" style:language-asian="ja" style:country-asian="JP"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page"/>
      <style:text-properties style:use-window-font-color="true" style:font-name="Thorndale" fo:font-size="12pt" fo:language="en" fo:country="US" style:font-name-asian="Andale Sans UI" style:font-size-asian="12pt" style:language-asian="ja" style:country-asian="JP"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in" fo:margin-right="0in" fo:margin-top="0in" fo:margin-bottom="0.2in" loext:contextual-spacing="false" fo:text-indent="0in" style:auto-text-indent="false"/>
    </style:style>
    <style:style style:name="Text_20_body" style:display-name="Text body" style:family="paragraph" style:parent-style-name="Standard" style:class="text">
      <style:paragraph-properties fo:margin-top="0in" fo:margin-bottom="0.0835in" loext: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fo:font-size="14pt" style:font-size-asian="14pt" style:font-size-complex="14pt"/>
    </style:style>
    <style:style style:name="Heading_20_1" style:display-name="Heading 1" style:family="paragraph" style:parent-style-name="Heading" style:next-style-name="Text_20_body" style:default-outline-level="1" style:class="text" style:master-page-name="">
      <style:paragraph-properties fo:margin-top="0.1701in" fo:margin-bottom="0.0799in" loext:contextual-spacing="false" style:page-number="auto" fo:break-before="page" fo:keep-with-next="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799in" loext:contextual-spacing="false"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font-family-complex="Tahoma"/>
    </style:style>
    <style:style style:name="List_20_1_20_Start" style:display-name="List 1 Start" style:family="paragraph" style:parent-style-name="List" style:class="list">
      <style:paragraph-properties fo:margin-left="0.25in" fo:margin-right="0in" fo:margin-top="0.1665in" fo:margin-bottom="0.0835in" loext: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_20_Start" style:display-name="List 2 Start" style:family="paragraph" style:parent-style-name="List" style:class="list">
      <style:paragraph-properties fo:margin-left="0.5in" fo:margin-right="0in" fo:margin-top="0in" fo:margin-bottom="0.0799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Foot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master-page-name="">
      <loext:graphic-properties draw:fill="none" draw:fill-color="#99ccff"/>
      <style:paragraph-properties fo:margin-left="0.2in" fo:margin-right="0in" fo:text-indent="-0.2in" style:auto-text-indent="false" style:page-number="auto" fo:background-color="transparent" text:number-lines="false" text:line-number="0">
        <style:tab-stops/>
      </style:paragraph-properties>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5.7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5.5709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DejaVu LGC Sans Mono" style:font-family-asian="'DejaVu LGC Sans Mono'"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page-number="auto"/>
      <style:text-properties fo:text-transform="capitalize" fo:font-size="14pt"/>
    </style:style>
    <style:style style:name="Appendix_20_Title" style:display-name="Appendix Title" style:family="paragraph" style:next-style-name="Text_20_body" style:master-page-name="">
      <style:paragraph-properties fo:line-height="200%" style:page-number="auto"/>
      <style:text-properties fo:text-transform="capitalize" fo:font-size="14pt"/>
    </style:style>
    <style:style style:name="Section1_20_Title" style:display-name="Section1 Title" style:family="paragraph" style:next-style-name="Text_20_body" style:master-page-name="">
      <style:paragraph-properties fo:line-height="200%" style:page-number="auto"/>
      <style:text-properties fo:text-transform="capitalize" fo:font-size="14pt"/>
    </style:style>
    <style:style style:name="Section2_20_Title" style:display-name="Section2 Title" style:family="paragraph" style:next-style-name="Text_20_body" style:master-page-name="">
      <style:paragraph-properties fo:line-height="200%" style:page-number="auto"/>
      <style:text-properties fo:text-transform="capitalize" fo:font-size="13pt"/>
    </style:style>
    <style:style style:name="Section3_20_Title" style:display-name="Section3 Title" style:family="paragraph" style:next-style-name="Text_20_body" style:master-page-name="">
      <style:paragraph-properties fo:line-height="200%" style:page-number="auto"/>
      <style:text-properties fo:text-transform="capitalize" fo:font-size="12pt"/>
    </style:style>
    <style:style style:name="Section4_20_Title" style:display-name="Section4 Title" style:family="paragraph" style:next-style-name="Text_20_body" style:master-page-name="">
      <style:paragraph-properties fo:line-height="200%" style:page-number="auto"/>
      <style:text-properties fo:text-transform="capitalize" fo:font-size="12pt"/>
    </style:style>
    <style:style style:name="Section5_20_Title" style:display-name="Section5 Title" style:family="paragraph" style:next-style-name="Text_20_body" style:master-page-name="">
      <style:paragraph-properties fo:line-height="200%" style:page-number="auto"/>
      <style:text-properties fo:text-transform="capitalize" fo:font-size="12pt"/>
    </style:style>
    <style:style style:name="Document_20_Title" style:display-name="Document Title" style:family="paragraph" style:parent-style-name="Standard" style:next-style-name="Document_20_SubTitle">
      <style:paragraph-properties fo:text-align="center" style:justify-single-word="false"/>
      <style:text-properties fo:font-size="20pt"/>
    </style:style>
    <style:style style:name="Document_20_SubTitle" style:display-name="Document SubTitle" style:family="paragraph" style:parent-style-name="Document_20_Title" style:next-style-name="Text_20_body">
      <style:text-properties fo:font-size="14pt"/>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1.1811in" fo:margin-right="0in" fo:text-indent="0in" style:auto-text-indent="false">
        <style:tab-stops>
          <style:tab-stop style:position="0in"/>
        </style:tab-stops>
      </style:paragraph-properties>
    </style:style>
    <style:style style:name="VarList_20_Term" style:display-name="VarList Term" style:family="paragraph" style:parent-style-name="Text_20_body" style:list-style-name="Var_20_List" style:class="text">
      <style:paragraph-properties fo:margin-left="0.3937in" fo:margin-right="0in" fo:text-indent="-1.7717in" style:auto-text-indent="false">
        <style:tab-stops>
          <style:tab-stop style:position="0in"/>
        </style:tab-stops>
      </style:paragraph-properties>
    </style:style>
    <style:style style:name="psql" style:family="paragraph" style:parent-style-name="Standard" style:class="text" style:master-page-name="">
      <loext:graphic-properties draw:fill="solid" draw:fill-color="#e6e6ff" draw:opacity="100%"/>
      <style:paragraph-properties fo:margin-left="0in" fo:margin-right="0in" fo:margin-top="0in" fo:margin-bottom="0.2in" loext:contextual-spacing="false" fo:keep-together="always" fo:orphans="0" fo:widows="0" fo:text-indent="0in" style:auto-text-indent="false" style:page-number="auto" fo:background-color="#e6e6ff" fo:padding="0.0201in" fo:border="0.06pt solid #000000" style:shadow="none" fo:keep-with-next="always">
        <style:tab-stops/>
      </style:paragraph-properties>
      <style:text-properties style:font-name="Courier New" fo:font-family="'Courier New'" style:font-family-generic="modern" style:font-pitch="fixed" fo:font-size="9pt" style:font-name-asian="Courier New" style:font-family-asian="'Courier New'" style:font-family-generic-asian="modern" style:font-pitch-asian="fixed" style:font-size-asian="9pt" style:font-size-complex="9pt"/>
    </style:style>
    <style:style style:name="psqlTiny" style:family="paragraph" style:parent-style-name="psql" style:class="text">
      <style:text-properties fo:font-size="8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1807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Footnote_20_Symbol" style:display-name="Footnote Symbol"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fo:font-size="9pt" style:font-size-asian="9pt" style:font-size-complex="9pt"/>
    </style:style>
    <style:style style:name="Internet_20_link" style:display-name="Internet link" style:family="text">
      <style:text-properties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0% 100%" fo:background-color="transparent"/>
    </style:style>
    <style:style style:name="Emphasis" style:family="text">
      <style:text-properties fo:font-style="italic" style:font-style-asian="italic" style:font-style-complex="italic"/>
    </style:style>
    <style:style style:name="Source_20_Text" style:display-name="Source Text" style:family="text"/>
    <style:style style:name="Example" style:family="text">
      <style:text-properties style:font-name="Courier New" fo:font-family="'Courier New'" style:font-family-generic="modern" style:font-pitch="fixed" fo:font-size="9pt" style:font-name-asian="DejaVu LGC Sans Mono" style:font-family-asian="'DejaVu LGC Sans Mono'"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Definition" style:family="text"/>
    <style:style style:name="Teletype" style:family="text">
      <style:text-properties style:font-name="Courier New" fo:font-family="'Courier New'" style:font-family-generic="modern" style:font-pitch="fixed" style:font-name-asian="DejaVu LGC Sans Mono" style:font-family-asian="'DejaVu LGC Sans Mono'" style:font-family-generic-asian="modern" style:font-pitch-asian="fixed" style:font-name-complex="Courier New" style:font-family-complex="'Courier New'" style:font-family-generic-complex="modern" style:font-pitch-complex="fixed"/>
    </style:style>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tblname" style:family="text">
      <style:text-properties fo:font-style="italic" style:text-underline-style="solid" style:text-underline-width="auto" style:text-underline-color="font-color"/>
    </style:style>
    <style:style style:name="colname" style:family="text">
      <style:text-properties fo:font-style="italic" style:text-underline-style="none" fo:background-color="transparent" style:text-combine="none"/>
    </style:style>
    <style:style style:name="Variable"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prefix=" " style:num-format="" text:start-value="4">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space-before="0.0008in" text:min-label-distance="0.2in"/>
      </text:list-level-style-number>
      <text:list-level-style-number text:level="2" text:style-name="Numbering_20_Symbols" style:num-suffix="." style:num-format="1" text:display-levels="2">
        <style:list-level-properties text:space-before="0.198in" text:min-label-distance="0.2in"/>
      </text:list-level-style-number>
      <text:list-level-style-number text:level="3" text:style-name="Numbering_20_Symbols" style:num-suffix="." style:num-format="1" text:display-levels="3">
        <style:list-level-properties text:space-before="0.3937in" text:min-label-distance="0.2in"/>
      </text:list-level-style-number>
      <text:list-level-style-number text:level="4" text:style-name="Numbering_20_Symbols" style:num-suffix="." style:num-format="1" text:display-levels="4">
        <style:list-level-properties text:space-before="0.5909in" text:min-label-distance="0.2in"/>
      </text:list-level-style-number>
      <text:list-level-style-number text:level="5" text:style-name="Numbering_20_Symbols" style:num-suffix="." style:num-format="1" text:display-levels="5">
        <style:list-level-properties text:space-before="0.7874in" text:min-label-distance="0.2in"/>
      </text:list-level-style-number>
      <text:list-level-style-number text:level="6" text:style-name="Numbering_20_Symbols" style:num-suffix="." style:num-format="1" text:display-levels="6">
        <style:list-level-properties text:space-before="0.9846in" text:min-label-distance="0.2in"/>
      </text:list-level-style-number>
      <text:list-level-style-number text:level="7" text:style-name="Numbering_20_Symbols" style:num-suffix="." style:num-format="1" text:display-levels="7">
        <style:list-level-properties text:space-before="1.1811in" text:min-label-distance="0.2in"/>
      </text:list-level-style-number>
      <text:list-level-style-number text:level="8" text:style-name="Numbering_20_Symbols" style:num-suffix="." style:num-format="1" text:display-levels="8">
        <style:list-level-properties text:space-before="1.3783in" text:min-label-distance="0.2in"/>
      </text:list-level-style-number>
      <text:list-level-style-number text:level="9" text:style-name="Numbering_20_Symbols" style:num-suffix="." style:num-format="1" text:display-levels="9">
        <style:list-level-properties text:space-before="1.5752in" text:min-label-distance="0.2in"/>
      </text:list-level-style-number>
      <text:list-level-style-number text:level="10" text:style-name="Numbering_20_Symbols" style:num-suffix="." style:num-format="1" text:display-levels="10">
        <style:list-level-properties text:space-before="1.772in" text:min-label-distance="0.2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1"/>
      </text:list-level-style-bullet>
      <text:list-level-style-bullet text:level="5" text:style-name="Numbering_20_Symbols" text:bullet-char="•">
        <style:list-level-properties text:space-before="0.7874in" text:min-label-width="0.1555in"/>
        <style:text-properties style:font-name="StarSymbol1"/>
      </text:list-level-style-bullet>
      <text:list-level-style-bullet text:level="6" text:style-name="Numbering_20_Symbols" text:bullet-char="•">
        <style:list-level-properties text:space-before="0.9429in" text:min-label-width="0.1555in"/>
        <style:text-properties style:font-name="StarSymbol1"/>
      </text:list-level-style-bullet>
      <text:list-level-style-bullet text:level="7" text:style-name="Numbering_20_Symbols" text:bullet-char="•">
        <style:list-level-properties text:space-before="1.0988in" text:min-label-width="0.1555in"/>
        <style:text-properties style:font-name="StarSymbol1"/>
      </text:list-level-style-bullet>
      <text:list-level-style-bullet text:level="8" text:style-name="Numbering_20_Symbols" text:bullet-char="•">
        <style:list-level-properties text:space-before="1.2543in" text:min-label-width="0.1555in"/>
        <style:text-properties style:font-name="StarSymbol1"/>
      </text:list-level-style-bullet>
      <text:list-level-style-bullet text:level="9" text:style-name="Numbering_20_Symbols" text:bullet-char="•">
        <style:list-level-properties text:space-before="1.4098in" text:min-label-width="0.1555in"/>
        <style:text-properties style:font-name="StarSymbol1"/>
      </text:list-level-style-bullet>
      <text:list-level-style-bullet text:level="10" text:style-name="Numbering_20_Symbols" text:bullet-char="•">
        <style:list-level-properties text:space-before="1.5654in" text:min-label-width="0.1555in"/>
        <style:text-properties style:font-name="StarSymbol1"/>
      </text:list-level-style-bullet>
    </text:list-style>
    <text:list-style style:name="Ordered_20_List" style:display-name="Ordered List">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Var_20_List" style:display-name="Var List">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1965in" style:num-format="1" text:number-position="left" text:increment="5"/>
  </office:styles>
  <office:automatic-styles>
    <style:style style:name="Table2" style:family="table">
      <style:table-properties style:width="5.7701in" table:align="margins"/>
    </style:style>
    <style:style style:name="Table2.A" style:family="table-column">
      <style:table-column-properties style:column-width="2.8618in" style:rel-column-width="32507*"/>
    </style:style>
    <style:style style:name="Table2.B" style:family="table-column">
      <style:table-column-properties style:column-width="0.9847in" style:rel-column-width="11182*"/>
    </style:style>
    <style:style style:name="Table2.C" style:family="table-column">
      <style:table-column-properties style:column-width="1.9236in" style:rel-column-width="21846*"/>
    </style:style>
    <style:style style:name="Table2.A1" style:family="table-cell">
      <style:table-cell-properties fo:padding="0.0382in" fo:border="none"/>
    </style:style>
    <style:style style:name="MP1" style:family="paragraph" style:parent-style-name="Table_20_Contents">
      <style:text-properties fo:font-size="8pt" style:font-size-asian="8pt" style:font-size-complex="8pt"/>
    </style:style>
    <style:style style:name="MP2" style:family="paragraph" style:parent-style-name="Table_20_Contents">
      <style:paragraph-properties fo:text-align="end" style:justify-single-word="false"/>
      <style:text-properties fo:font-size="8pt" style:font-size-asian="8pt" style:font-size-complex="8pt"/>
    </style:style>
    <style:style style:name="MP3" style:family="paragraph" style:parent-style-name="Heading_20_1">
      <loext:graphic-properties draw:fill="none"/>
      <style:paragraph-properties fo:break-before="page" fo:background-color="transparent"/>
    </style:style>
    <style:style style:name="MT1" style:family="text">
      <style:text-properties officeooo:rsid="0016363d"/>
    </style:style>
    <style:page-layout style:name="Mpm1">
      <style:page-layout-properties fo:page-width="8.2701in" fo:page-height="11.6902in" style:num-format="1" style:print-orientation="portrait" fo:margin-top="1in" fo:margin-bottom="0.5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draw:fill="none" draw:fill-color="#99ccff"/>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footer>
        <table:table table:name="Table2" table:style-name="Table2">
          <table:table-column table:style-name="Table2.A"/>
          <table:table-column table:style-name="Table2.B"/>
          <table:table-column table:style-name="Table2.C"/>
          <table:table-row>
            <table:table-cell table:style-name="Table2.A1" office:value-type="string">
              <text:p text:style-name="MP1">Stuart McGraw, 20<text:span text:style-name="MT1">20</text:span>-<text:span text:style-name="MT1">09</text:span>-<text:span text:style-name="MT1">05</text:span></text:p>
            </table:table-cell>
            <table:table-cell table:style-name="Table2.A1" office:value-type="string">
              <text:p text:style-name="MP1"/>
            </table:table-cell>
            <table:table-cell table:style-name="Table2.A1" office:value-type="string">
              <text:p text:style-name="MP2">Page <text:page-number text:select-page="current">15</text:page-number><text:s/>of <text:page-count>18</text:page-count></text:p>
            </table:table-cell>
          </table:table-row>
        </table:table>
        <text:p text:style-name="Footer"/>
      </style:footer>
    </style:master-page>
    <style:master-page style:name="Footnote" style:page-layout-name="Mpm2"/>
    <style:master-page style:name="Endnote" style:page-layout-name="Mpm3">
      <style:header>
        <text:h text:style-name="MP3" text:outline-level="1"><text:bookmark-start text:name="__RefHeading___Toc10513_1035323594"/>Notes<text:bookmark-end text:name="__RefHeading___Toc10513_1035323594"/></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02-07-15T12:38:53</meta:creation-date>
    <dc:date>2020-09-06T11:33:28.828128985</dc:date>
    <meta:editing-cycles>103</meta:editing-cycles>
    <meta:editing-duration>P4DT7H47M49S</meta:editing-duration>
    <meta:document-statistic meta:table-count="2" meta:image-count="0" meta:object-count="0" meta:page-count="18" meta:paragraph-count="231" meta:word-count="6029" meta:character-count="35552" meta:non-whitespace-character-count="29312"/>
    <meta:user-defined meta:name="Info 1"/>
    <meta:user-defined meta:name="Info 2"/>
    <meta:user-defined meta:name="Info 3"/>
    <meta:user-defined meta:name="Info 4"/>
  </office:meta>
</office:document-meta>
</file>